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family-generic="swiss"/>
    <style:font-face style:name="Manjari" svg:font-family="Manj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808080" draw:textarea-horizontal-align="left" draw:auto-grow-height="true" draw:auto-grow-width="false" fo:min-height="1.5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4cm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width="0.212cm" svg:stroke-color="#63bbee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svg:stroke-width="0.159cm" svg:stroke-color="#ff4000" draw:marker-start-width="0.438cm" draw:marker-end-width="0.438cm" draw:fill="none" draw:fill-color="#729fcf" draw:textarea-horizontal-align="justify" draw:textarea-vertical-align="middle" draw:auto-grow-height="false" fo:min-height="1.03cm" fo:min-width="0.78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 draw:shadow="hidden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5" style:family="graphic" style:parent-style-name="standard">
      <style:graphic-properties svg:stroke-color="#808080" draw:fill-color="#808080" draw:textarea-vertical-align="middle" draw:auto-grow-height="false" fo:min-height="2.545cm" fo:min-width="2.2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877cm" style:use-optimal-column-width="false"/>
    </style:style>
    <style:style style:name="co2" style:family="table-column">
      <style:table-column-properties style:column-width="3.894cm" style:use-optimal-column-width="false"/>
    </style:style>
    <style:style style:name="ro1" style:family="table-row">
      <style:table-row-properties style:row-height="4.044cm" style:use-optimal-row-height="false"/>
    </style:style>
    <style:style style:name="ce1" style:family="table-cell">
      <loext:graphic-properties draw:fill-color="#ffffff" draw:textarea-vertical-align="middle"/>
      <style:paragraph-properties fo:text-align="center" fo:border="0.57pt solid #000000"/>
      <style:text-properties fo:font-size="40pt" fo:font-weight="bold" style:font-size-asian="40pt" style:font-weight-asian="bold" style:font-size-complex="40pt" style:font-weight-complex="bold"/>
    </style:style>
    <style:style style:name="P1" style:family="paragraph">
      <style:paragraph-properties style:writing-mode="lr-tb"/>
      <style:text-properties fo:font-style="italic" style:font-style-asian="italic" style:font-style-complex="italic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666666" fo:font-style="italic" style:font-style-asian="italic" style:font-style-complex="italic"/>
    </style:style>
    <style:style style:name="P5" style:family="paragraph">
      <style:paragraph-properties fo:text-align="justify"/>
      <style:text-properties fo:color="#1c1c1c" fo:font-size="24pt" style:font-size-asian="24pt" style:font-size-complex="24pt"/>
    </style:style>
    <style:style style:name="P6" style:family="paragraph">
      <loext:graphic-properties draw:fill="none" draw:fill-color="#808080"/>
      <style:paragraph-properties fo:text-align="justify"/>
      <style:text-properties fo:color="#1c1c1c" fo:font-size="24pt" fo:font-style="italic" style:font-size-asian="24pt" style:font-style-asian="italic" style:font-size-complex="24pt" style:font-style-complex="italic"/>
    </style:style>
    <style:style style:name="P7" style:family="paragraph">
      <style:text-properties style:font-name="Manjari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text-properties style:font-name="Manjari"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size-complex="18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666666" fo:font-style="italic" style:font-style-asian="italic" style:font-style-complex="italic"/>
    </style:style>
    <style:style style:name="P17" style:family="paragraph">
      <loext:graphic-properties draw:fill="none" draw:fill-color="#729fc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style:paragraph-properties fo:text-align="start"/>
      <style:text-properties fo:font-size="18pt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666666" fo:font-size="18pt" fo:font-style="italic" style:font-style-asian="italic" style:font-style-complex="italic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666666" fo:font-style="italic" style:font-style-asian="italic" style:font-style-complex="italic"/>
    </style:style>
    <style:style style:name="T3" style:family="text">
      <style:text-properties fo:color="#1c1c1c" style:font-name="Liberation Sans2" fo:font-size="24pt" fo:font-style="italic" style:font-name-asian="Liberation Sans2" style:font-size-asian="24pt" style:font-style-asian="italic" style:font-name-complex="Liberation Sans2" style:font-size-complex="24pt" style:font-style-complex="italic"/>
    </style:style>
    <style:style style:name="T4" style:family="text">
      <style:text-properties fo:color="#1c1c1c" style:font-name="Liberation Sans" fo:font-size="24pt" fo:font-style="italic" style:font-name-asian="Liberation Sans2" style:font-size-asian="24pt" style:font-style-asian="italic" style:font-name-complex="Liberation Sans2" style:font-size-complex="24pt" style:font-style-complex="italic"/>
    </style:style>
    <style:style style:name="T5" style:family="text">
      <style:text-properties style:font-name="Manjari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Manjari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style:font-name="Manjari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style:font-name="Manja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18pt" fo:font-weight="bold" style:font-size-asian="18pt" style:font-size-complex="18pt"/>
    </style:style>
    <style:style style:name="T13" style:family="text">
      <style:text-properties fo:font-size="18pt" fo:font-style="normal" fo:font-weight="bold" style:font-size-asian="18pt" style:font-style-asian="normal" style:font-size-complex="18pt" style:font-style-complex="normal"/>
    </style:style>
    <style:style style:name="T14" style:family="text">
      <style:text-properties fo:font-size="18pt" fo:font-style="italic" fo:font-weight="bold" style:font-size-asian="18pt" style:font-style-asian="italic" style:font-size-complex="18pt" style:font-style-complex="italic"/>
    </style:style>
    <style:style style:name="T15" style:family="text">
      <style:text-properties fo:color="#666666" style:font-name="Liberation Sans2" fo:font-style="italic" style:font-name-asian="Liberation Sans2" style:font-style-asian="italic" style:font-name-complex="Liberation Sans2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I</text:span><text:span text:style-name="T1">N</text:span><text:span text:style-name="T1">S</text:span><text:span text:style-name="T1">E</text:span><text:span text:style-name="T1">R</text:span><text:span text:style-name="T1">TI</text:span><text:span text:style-name="T1">O</text:span><text:span text:style-name="T1">N </text:span><text:span text:style-name="T1">S</text:span><text:span text:style-name="T1">O</text:span><text:span text:style-name="T1">R</text:span><text:span text:style-name="T1">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draw:style-name="gr2" draw:text-style-name="P4" draw:layer="layout" svg:width="7.874cm" svg:height="1.016cm" svg:x="0cm" svg:y="0.4cm">
          <draw:text-box>
            <text:p text:style-name="P3"><text:span text:style-name="T2">Definisi</text:span></text:p>
          </draw:text-box>
        </draw:frame>
        <draw:frame draw:style-name="gr2" draw:text-style-name="P4" draw:layer="layout" svg:width="7.874cm" svg:height="1.016cm" svg:x="0cm" svg:y="6.304cm">
          <draw:text-box>
            <text:p xml:id="id2" text:id="id2" text:style-name="P3"><text:span text:style-name="T2">Langkah - Langkah </text:span></text:p>
          </draw:text-box>
        </draw:frame>
        <draw:frame draw:style-name="gr3" draw:text-style-name="P6" draw:layer="layout" svg:width="28.091cm" svg:height="3.083cm" svg:x="-0.091cm" svg:y="1.978cm">
          <draw:text-box>
            <text:p text:style-name="P5"><text:span text:style-name="T3">—</text:span><text:span text:style-name="T4">Algoritma </text:span><text:span text:style-name="T4">Insertion Sort </text:span><text:span text:style-name="T4">merupakan </text:span><text:span text:style-name="T4">algoritma sorting </text:span><text:span text:style-name="T4">yang melakukan </text:span><text:span text:style-name="T4">pengurutan data </text:span><text:span text:style-name="T4">dengan cara </text:span><text:span text:style-name="T4">menyisipkan nilai </text:span><text:span text:style-name="T4">hingga data </text:span><text:span text:style-name="T4">tersebut terurut.</text:span></text:p>
          </draw:text-box>
        </draw:frame>
        <draw:frame draw:style-name="gr4" draw:text-style-name="P8" draw:layer="layout" svg:width="20.066cm" svg:height="1.326cm" svg:x="0.254cm" svg:y="7.772cm">
          <draw:text-box>
            <text:p xml:id="id3" text:id="id3" text:style-name="P7"><text:span text:style-name="T5">1. Memisahkan sebuah data menjadi 2 bagian</text:span></text:p>
          </draw:text-box>
        </draw:frame>
        <draw:frame draw:style-name="gr2" draw:text-style-name="P10" draw:layer="layout" svg:width="4.064cm" svg:height="1.038cm" svg:x="1.524cm" svg:y="9.076cm">
          <draw:text-box>
            <text:p xml:id="id4" text:id="id4" text:style-name="P9"><text:span text:style-name="T6">- Data Urut</text:span></text:p>
          </draw:text-box>
        </draw:frame>
        <draw:frame draw:style-name="gr5" draw:text-style-name="P10" draw:layer="layout" svg:width="4.318cm" svg:height="1.825cm" svg:x="1.524cm" svg:y="10.346cm">
          <draw:text-box>
            <text:p xml:id="id5" text:id="id5" text:style-name="P9"><text:span text:style-name="T6">- Data Acak</text:span></text:p>
          </draw:text-box>
        </draw:frame>
        <draw:frame draw:style-name="gr4" draw:text-style-name="P8" draw:layer="layout" svg:width="20.066cm" svg:height="1.326cm" svg:x="0.254cm" svg:y="12.572cm">
          <draw:text-box>
            <text:p xml:id="id6" text:id="id6" text:style-name="P7"><text:span text:style-name="T5">2. Pilih(</text:span><text:span text:style-name="T7">select</text:span><text:span text:style-name="T8">)</text:span><text:span text:style-name="T5"> nilai pertama pada data Acak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0-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0-width/2;x" smil:keyTimes="0;1"/>
                  <anim:animate smil:dur="0.5s" smil:fill="hold" smil:targetElement="id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0-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7" draw:id="id7">
        <office:forms form:automatic-focus="false" form:apply-design-mode="false"/>
        <draw:frame draw:style-name="gr6" draw:text-style-name="P8" draw:layer="layout" svg:width="27.746cm" svg:height="2.401cm" svg:x="0.254cm" svg:y="0.572cm">
          <draw:text-box>
            <text:p text:style-name="P7"><text:span text:style-name="T5">3. Bandingkan data yang telah dipilih (</text:span><text:span text:style-name="T7">select</text:span><text:span text:style-name="T9">) dengan semua </text:span><text:span text:style-name="T9">data yang terdapat pada data Urut</text:span></text:p>
          </draw:text-box>
        </draw:frame>
        <draw:frame draw:style-name="gr5" draw:text-style-name="P10" draw:layer="layout" svg:width="27.178cm" svg:height="1.825cm" svg:x="0.508cm" svg:y="3.54cm">
          <draw:text-box>
            <text:p xml:id="id8" text:id="id8" text:style-name="P9"><text:span text:style-name="T6">- Apabila memenuhi </text:span><text:span text:style-name="T6">syarat maka geser ke </text:span><text:span text:style-name="T6">kanan data yang </text:span><text:span text:style-name="T6">dibandingkan </text:span><text:span text:style-name="T6">sebanyak satu kali</text:span></text:p>
          </draw:text-box>
        </draw:frame>
        <draw:frame draw:style-name="gr7" draw:text-style-name="P10" draw:layer="layout" svg:width="26.162cm" svg:height="1.985cm" svg:x="0.562cm" svg:y="5.565cm">
          <draw:text-box>
            <text:p xml:id="id9" text:id="id9" text:style-name="P9"><text:span text:style-name="T6">- Apabila semua data </text:span><text:span text:style-name="T6">telah dibandingkan, </text:span><text:span text:style-name="T6">letakkan data yang di </text:span><text:span text:style-name="T6">pilih (</text:span><text:span text:style-name="T10">select</text:span><text:span text:style-name="T6">) sesuai </text:span><text:span text:style-name="T6">posisinya</text:span></text:p>
          </draw:text-box>
        </draw:frame>
        <draw:frame draw:style-name="gr8" draw:text-style-name="P8" draw:layer="layout" svg:width="26.67cm" svg:height="1.326cm" svg:x="0.254cm" svg:y="7.972cm">
          <draw:text-box>
            <text:p xml:id="id10" text:id="id10" text:style-name="P7"><text:span text:style-name="T5">4. Kembali ke langkah nomor 2 sampai semua data terurut.</text:span></text:p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0-width/2;x" smil:keyTimes="0;1"/>
                  <anim:animate smil:dur="0.5s" smil:fill="hold" smil:targetElement="id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0-width/2;x" smil:keyTimes="0;1"/>
                  <anim:animate smil:dur="0.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xml:id="id11" draw:id="id11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1"><text:span text:style-name="T11">1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olyline draw:style-name="gr9" draw:text-style-name="P12" xml:id="id18" draw:id="id18" draw:layer="layout" svg:width="0cm" svg:height="7.517cm" svg:x="6.25cm" svg:y="2.042cm" svg:viewBox="0 0 0 7518" draw:points="0,0 0,7518">
          <text:p/>
        </draw:polyline>
        <draw:frame draw:style-name="gr10" draw:text-style-name="P14" draw:layer="layout" svg:width="4.222cm" svg:height="2.384cm" svg:x="2.232cm" svg:y="1.746cm">
          <draw:text-box>
            <text:p xml:id="id19" text:id="id19" text:style-name="P13"><text:span text:style-name="T12">URUT </text:span></text:p>
            <text:p xml:id="id20" text:id="id20" text:style-name="P13"><text:span text:style-name="T13">(</text:span><text:span text:style-name="T14">SORTED</text:span><text:span text:style-name="T13">)</text:span></text:p>
          </draw:text-box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oh</text:span></text:p>
          </draw:text-box>
        </draw:frame>
        <draw:frame draw:style-name="gr10" draw:text-style-name="P14" draw:layer="layout" svg:width="4.79cm" svg:height="2.384cm" svg:x="6.132cm" svg:y="1.746cm">
          <draw:text-box>
            <text:p xml:id="id21" text:id="id21" text:style-name="P13"><text:span text:style-name="T12">ACAK </text:span></text:p>
            <text:p xml:id="id22" text:id="id22" text:style-name="P13"><text:span text:style-name="T13">(UN</text:span><text:span text:style-name="T14">SORTED</text:span><text:span text:style-name="T13">)</text:span></text:p>
          </draw:text-box>
        </draw:frame>
        <draw:custom-shape draw:style-name="gr11" draw:text-style-name="P17" xml:id="id23" draw:id="id23" draw:layer="layout" svg:width="2.032cm" svg:height="2.032cm" svg:x="7.11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xml:id="id12" draw:id="id12" draw:layer="layout" svg:width="2.032cm" svg:height="1.826cm" svg:x="7.112cm" svg:y="4.662cm">
          <draw:text-box>
            <text:p text:style-name="P19"><text:span text:style-name="T11">3</text:span></text:p>
          </draw:text-box>
        </draw:frame>
        <draw:frame draw:style-name="gr14" draw:text-style-name="P20" xml:id="id13" draw:id="id13" draw:layer="layout" svg:width="2.032cm" svg:height="1.826cm" svg:x="3.312cm" svg:y="4.662cm">
          <draw:text-box>
            <text:p text:style-name="P19"><text:span text:style-name="T11">5</text:span></text:p>
          </draw:text-box>
        </draw:frame>
        <draw:frame draw:style-name="gr14" draw:text-style-name="P20" xml:id="id14" draw:id="id14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xml:id="id15" draw:id="id15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0" xml:id="id16" draw:id="id16" draw:layer="layout" svg:width="2.032cm" svg:height="1.826cm" svg:x="14.932cm" svg:y="4.678cm">
          <draw:text-box>
            <text:p text:style-name="P19"><text:span text:style-name="T11">1</text:span></text:p>
          </draw:text-box>
        </draw:frame>
        <draw:frame draw:style-name="gr14" draw:text-style-name="P20" xml:id="id17" draw:id="id17" draw:layer="layout" svg:width="2.032cm" svg:height="1.826cm" svg:x="11.022cm" svg:y="4.672cm">
          <draw:text-box>
            <text:p text:style-name="P19"><text:span text:style-name="T11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 presentation:preset-property="Directio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 presentation:preset-property="Directio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 presentation:preset-property="Directio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 presentation:preset-property="Directio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 presentation:preset-property="Directio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 presentation:preset-property="Directio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preset-property="Directio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 presentation:preset-property="Directio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downward" presentation:preset-property="Directio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checkerBoardWipe" smil:subtype="down"/>
                </anim:par>
                <anim:par smil:begin="0s" smil:fill="hold" presentation:node-type="with-previous" presentation:preset-class="entrance" presentation:preset-id="ooo-entrance-checkerboard" presentation:preset-sub-type="downward" presentation:preset-property="Directio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checkerBoardWipe" smil:subtype="dow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3" smil:attributeName="visibility" smil:to="visible"/>
                  <anim:animate smil:dur="1s" smil:fill="hold" smil:targetElement="id23" smil:attributeName="width" smil:values="width*0.70;width" smil:keyTimes="0;1"/>
                  <anim:animate smil:dur="1s" smil:fill="hold" smil:targetElement="id23" smil:attributeName="height" smil:values="height;height" smil:keyTimes="0;1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1"><text:span text:style-name="T11">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9" draw:text-style-name="P12" draw:layer="layout" svg:x1="6.25cm" svg:y1="2.042cm" svg:x2="6.25cm" svg:y2="9.56cm">
          <text:p/>
        </draw:line>
        <draw:frame draw:style-name="gr10" draw:text-style-name="P14" draw:layer="layout" svg:width="4.222cm" svg:height="2.384cm" svg:x="2.232cm" svg:y="1.746cm">
          <draw:text-box>
            <text:p text:style-name="P13"><text:span text:style-name="T12">URU</text:span><text:span text:style-name="T12">T </text:span></text:p>
            <text:p text:style-name="P13"><text:span text:style-name="T13">(</text:span><text:span text:style-name="T14">SO</text:span><text:span text:style-name="T14">RTE</text:span><text:span text:style-name="T14">D</text:span><text:span text:style-name="T13">)</text:span></text:p>
          </draw:text-box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</text:span><text:span text:style-name="T2">oh</text:span></text:p>
          </draw:text-box>
        </draw:frame>
        <draw:frame draw:style-name="gr10" draw:text-style-name="P14" draw:layer="layout" svg:width="4.79cm" svg:height="2.384cm" svg:x="6.132cm" svg:y="1.746cm">
          <draw:text-box>
            <text:p text:style-name="P13"><text:span text:style-name="T12">ACAK </text:span></text:p>
            <text:p text:style-name="P13"><text:span text:style-name="T13">(UN</text:span><text:span text:style-name="T14">SORTED</text:span><text:span text:style-name="T13">)</text:span></text:p>
          </draw:text-box>
        </draw:frame>
        <draw:custom-shape draw:style-name="gr11" draw:text-style-name="P17" draw:layer="layout" svg:width="2.032cm" svg:height="2.032cm" svg:x="7.112cm" svg:y="11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7.112cm" svg:y="12.062cm">
          <draw:text-box>
            <text:p text:style-name="P19"><text:span text:style-name="T11">3</text:span></text:p>
          </draw:text-box>
        </draw:frame>
        <draw:frame draw:style-name="gr14" draw:text-style-name="P20" draw:layer="layout" svg:width="2.032cm" svg:height="1.826cm" svg:x="3.312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0" draw:layer="layout" svg:width="2.032cm" svg:height="1.826cm" svg:x="14.932cm" svg:y="4.678cm">
          <draw:text-box>
            <text:p text:style-name="P19"><text:span text:style-name="T11">1</text:span></text:p>
          </draw:text-box>
        </draw:frame>
        <draw:frame draw:style-name="gr14" draw:text-style-name="P20" draw:layer="layout" svg:width="2.032cm" svg:height="1.826cm" svg:x="11.022cm" svg:y="4.672cm">
          <draw:text-box>
            <text:p text:style-name="P19"><text:span text:style-name="T11">4</text:span></text:p>
          </draw:text-box>
        </draw:frame>
        <draw:custom-shape draw:style-name="gr15" draw:text-style-name="P21" xml:id="id24" draw:id="id24" draw:layer="layout" svg:width="2.794cm" svg:height="2.794cm" svg:x="4.826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preset-property="Spokes">
                  <anim:set smil:begin="0s" smil:dur="0.0002s" smil:fill="hold" smil:targetElement="id24" smil:attributeName="visibility" smil:to="visible"/>
                  <anim:transitionFilter smil:dur="0.4s" smil:targetElement="id24" smil:type="pinWheelWipe" smil:subtype="oneBl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1"><text:span text:style-name="T11">1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line draw:style-name="gr9" draw:text-style-name="P12" draw:layer="layout" svg:x1="6.25cm" svg:y1="2.042cm" svg:x2="6.25cm" svg:y2="9.56cm">
          <text:p/>
        </draw:line>
        <draw:frame draw:style-name="gr10" draw:text-style-name="P14" draw:layer="layout" svg:width="4.222cm" svg:height="2.384cm" svg:x="2.232cm" svg:y="1.746cm">
          <draw:text-box>
            <text:p text:style-name="P13"><text:span text:style-name="T12">URU</text:span><text:span text:style-name="T12">T </text:span></text:p>
            <text:p text:style-name="P13"><text:span text:style-name="T13">(</text:span><text:span text:style-name="T14">SO</text:span><text:span text:style-name="T14">RTE</text:span><text:span text:style-name="T14">D</text:span><text:span text:style-name="T13">)</text:span></text:p>
          </draw:text-box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</text:span><text:span text:style-name="T2">oh</text:span></text:p>
          </draw:text-box>
        </draw:frame>
        <draw:frame draw:style-name="gr10" draw:text-style-name="P14" draw:layer="layout" svg:width="4.79cm" svg:height="2.384cm" svg:x="6.132cm" svg:y="1.746cm">
          <draw:text-box>
            <text:p text:style-name="P13"><text:span text:style-name="T12">ACA</text:span><text:span text:style-name="T12">K </text:span></text:p>
            <text:p text:style-name="P13"><text:span text:style-name="T13">(UN</text:span><text:span text:style-name="T14">SOR</text:span><text:span text:style-name="T14">TED</text:span><text:span text:style-name="T13">)</text:span></text:p>
          </draw:text-box>
        </draw:frame>
        <draw:custom-shape draw:style-name="gr11" draw:text-style-name="P17" draw:layer="layout" svg:width="2.032cm" svg:height="2.032cm" svg:x="7.112cm" svg:y="11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7.112cm" svg:y="12.062cm">
          <draw:text-box>
            <text:p text:style-name="P19"><text:span text:style-name="T11">3</text:span></text:p>
          </draw:text-box>
        </draw:frame>
        <draw:frame draw:style-name="gr14" draw:text-style-name="P20" draw:layer="layout" svg:width="2.032cm" svg:height="1.826cm" svg:x="7.112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0" draw:layer="layout" svg:width="2.032cm" svg:height="1.826cm" svg:x="14.932cm" svg:y="4.678cm">
          <draw:text-box>
            <text:p text:style-name="P19"><text:span text:style-name="T11">1</text:span></text:p>
          </draw:text-box>
        </draw:frame>
        <draw:frame draw:style-name="gr14" draw:text-style-name="P20" draw:layer="layout" svg:width="2.032cm" svg:height="1.826cm" svg:x="11.022cm" svg:y="4.672cm">
          <draw:text-box>
            <text:p text:style-name="P19"><text:span text:style-name="T11">4</text:span></text:p>
          </draw:text-box>
        </draw:frame>
        <draw:custom-shape draw:style-name="gr15" draw:text-style-name="P21" draw:layer="layout" svg:width="2.794cm" svg:height="2.794cm" svg:x="4.826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1"><text:span text:style-name="T11">1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oh</text:span></text:p>
          </draw:text-box>
        </draw:frame>
        <draw:g>
          <draw:line draw:style-name="gr9" draw:text-style-name="P12" draw:layer="layout" svg:x1="6.25cm" svg:y1="2.042cm" svg:x2="6.25cm" svg:y2="9.56cm">
            <text:p/>
          </draw:line>
          <draw:frame draw:style-name="gr10" draw:text-style-name="P14" draw:layer="layout" svg:width="4.222cm" svg:height="2.384cm" svg:x="2.2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6.1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3.302cm" svg:y="4.778cm">
          <draw:text-box>
            <text:p text:style-name="P19"><text:span text:style-name="T11">3</text:span></text:p>
          </draw:text-box>
        </draw:frame>
        <draw:frame draw:style-name="gr14" draw:text-style-name="P20" draw:layer="layout" svg:width="2.032cm" svg:height="1.826cm" svg:x="7.112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0" draw:layer="layout" svg:width="2.032cm" svg:height="1.826cm" svg:x="14.932cm" svg:y="4.678cm">
          <draw:text-box>
            <text:p text:style-name="P19"><text:span text:style-name="T11">1</text:span></text:p>
          </draw:text-box>
        </draw:frame>
        <draw:frame draw:style-name="gr14" draw:text-style-name="P20" draw:layer="layout" svg:width="2.032cm" svg:height="1.826cm" svg:x="11.022cm" svg:y="4.672cm">
          <draw:text-box>
            <text:p text:style-name="P19"><text:span text:style-name="T11">4</text:span></text:p>
          </draw:text-box>
        </draw:frame>
        <draw:custom-shape draw:style-name="gr15" draw:text-style-name="P21" draw:layer="layout" svg:width="2.794cm" svg:height="2.794cm" svg:x="4.887cm" svg:y="7.327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3.263cm" svg:y="4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1"><text:span text:style-name="T11">1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oh</text:span></text:p>
          </draw:text-box>
        </draw:frame>
        <draw:g>
          <draw:line draw:style-name="gr9" draw:text-style-name="P12" draw:layer="layout" svg:x1="10.15cm" svg:y1="2.042cm" svg:x2="10.15cm" svg:y2="9.56cm">
            <text:p/>
          </draw:line>
          <draw:frame draw:style-name="gr10" draw:text-style-name="P14" draw:layer="layout" svg:width="4.222cm" svg:height="2.384cm" svg:x="6.1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10.0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3.302cm" svg:y="4.778cm">
          <draw:text-box>
            <text:p text:style-name="P19"><text:span text:style-name="T11">3</text:span></text:p>
          </draw:text-box>
        </draw:frame>
        <draw:frame draw:style-name="gr14" draw:text-style-name="P20" draw:layer="layout" svg:width="2.032cm" svg:height="1.826cm" svg:x="7.112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0" draw:layer="layout" svg:width="2.032cm" svg:height="1.826cm" svg:x="14.932cm" svg:y="4.678cm">
          <draw:text-box>
            <text:p text:style-name="P19"><text:span text:style-name="T11">1</text:span></text:p>
          </draw:text-box>
        </draw:frame>
        <draw:frame draw:style-name="gr14" draw:text-style-name="P20" draw:layer="layout" svg:width="2.032cm" svg:height="1.826cm" svg:x="11.022cm" svg:y="4.672cm">
          <draw:text-box>
            <text:p text:style-name="P19"><text:span text:style-name="T11">4</text:span></text:p>
          </draw:text-box>
        </draw:frame>
        <draw:custom-shape draw:style-name="gr11" draw:text-style-name="P17" xml:id="id27" draw:id="id27" draw:layer="layout" svg:width="2.032cm" svg:height="2.032cm" svg:x="11.10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xml:id="id25" draw:id="id25" draw:layer="layout" svg:width="2.794cm" svg:height="2.794cm" svg:x="4.787cm" svg:y="7.327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xml:id="id26" draw:id="id26" draw:layer="layout" svg:width="2.032cm" svg:height="2.032cm" svg:x="3.263cm" svg:y="4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">
                  <anim:transitionFilter smil:dur="0.5s" smil:targetElement="id25" smil:type="fade" smil:subtype="crossfade" smil:mode="out"/>
                  <anim:set smil:begin="0.49975s" smil:dur="0.00025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2s" smil:targetElement="id26" smil:type="fade" smil:subtype="crossfade" smil:mode="out"/>
                  <anim:set smil:begin="0.1999s" smil:dur="0.0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7" smil:attributeName="visibility" smil:to="visible"/>
                  <anim:animate smil:dur="1s" smil:fill="hold" smil:targetElement="id27" smil:attributeName="width" smil:values="width*0.70;width" smil:keyTimes="0;1"/>
                  <anim:animate smil:dur="1s" smil:fill="hold" smil:targetElement="id27" smil:attributeName="height" smil:values="height;height" smil:keyTimes="0;1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1"><text:span text:style-name="T11">1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line draw:style-name="gr9" draw:text-style-name="P12" draw:layer="layout" svg:x1="10.15cm" svg:y1="2.042cm" svg:x2="10.15cm" svg:y2="9.56cm">
          <text:p/>
        </draw:line>
        <draw:frame draw:style-name="gr10" draw:text-style-name="P14" draw:layer="layout" svg:width="4.222cm" svg:height="2.384cm" svg:x="6.132cm" svg:y="1.746cm">
          <draw:text-box>
            <text:p text:style-name="P13"><text:span text:style-name="T12">URU</text:span><text:span text:style-name="T12">T </text:span></text:p>
            <text:p text:style-name="P13"><text:span text:style-name="T13">(</text:span><text:span text:style-name="T14">SO</text:span><text:span text:style-name="T14">RTE</text:span><text:span text:style-name="T14">D</text:span><text:span text:style-name="T13">)</text:span></text:p>
          </draw:text-box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</text:span><text:span text:style-name="T2">oh</text:span></text:p>
          </draw:text-box>
        </draw:frame>
        <draw:frame draw:style-name="gr10" draw:text-style-name="P14" draw:layer="layout" svg:width="4.79cm" svg:height="2.384cm" svg:x="10.032cm" svg:y="1.746cm">
          <draw:text-box>
            <text:p text:style-name="P13"><text:span text:style-name="T12">ACAK </text:span></text:p>
            <text:p text:style-name="P13"><text:span text:style-name="T13">(UN</text:span><text:span text:style-name="T14">SORTED</text:span><text:span text:style-name="T13">)</text:span></text:p>
          </draw:text-box>
        </draw:frame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3.302cm" svg:y="4.778cm">
          <draw:text-box>
            <text:p text:style-name="P19"><text:span text:style-name="T11">3</text:span></text:p>
          </draw:text-box>
        </draw:frame>
        <draw:frame draw:style-name="gr14" draw:text-style-name="P20" draw:layer="layout" svg:width="2.032cm" svg:height="1.826cm" svg:x="7.112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0" draw:layer="layout" svg:width="2.032cm" svg:height="1.826cm" svg:x="14.932cm" svg:y="4.678cm">
          <draw:text-box>
            <text:p text:style-name="P19"><text:span text:style-name="T11">1</text:span></text:p>
          </draw:text-box>
        </draw:frame>
        <draw:frame draw:style-name="gr14" draw:text-style-name="P20" draw:layer="layout" svg:width="2.032cm" svg:height="1.826cm" svg:x="11.022cm" svg:y="11.772cm">
          <draw:text-box>
            <text:p text:style-name="P19"><text:span text:style-name="T11">4</text:span></text:p>
          </draw:text-box>
        </draw:frame>
        <draw:custom-shape draw:style-name="gr15" draw:text-style-name="P21" xml:id="id28" draw:id="id28" draw:layer="layout" svg:width="2.794cm" svg:height="2.794cm" svg:x="8.726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11.102cm" svg:y="1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025s" smil:fill="hold" smil:targetElement="id28" smil:attributeName="visibility" smil:to="visible"/>
                  <anim:transitionFilter smil:dur="0.5s" smil:targetElement="id28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1"><text:span text:style-name="T11">1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line draw:style-name="gr9" draw:text-style-name="P12" draw:layer="layout" svg:x1="10.15cm" svg:y1="2.042cm" svg:x2="10.15cm" svg:y2="9.56cm">
          <text:p/>
        </draw:line>
        <draw:frame draw:style-name="gr10" draw:text-style-name="P14" draw:layer="layout" svg:width="4.222cm" svg:height="2.384cm" svg:x="6.132cm" svg:y="1.746cm">
          <draw:text-box>
            <text:p text:style-name="P13"><text:span text:style-name="T12">URU</text:span><text:span text:style-name="T12">T </text:span></text:p>
            <text:p text:style-name="P13"><text:span text:style-name="T13">(</text:span><text:span text:style-name="T14">SO</text:span><text:span text:style-name="T14">RTE</text:span><text:span text:style-name="T14">D</text:span><text:span text:style-name="T13">)</text:span></text:p>
          </draw:text-box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</text:span><text:span text:style-name="T2">oh</text:span></text:p>
          </draw:text-box>
        </draw:frame>
        <draw:frame draw:style-name="gr10" draw:text-style-name="P14" draw:layer="layout" svg:width="4.79cm" svg:height="2.384cm" svg:x="10.032cm" svg:y="1.746cm">
          <draw:text-box>
            <text:p text:style-name="P13"><text:span text:style-name="T12">ACA</text:span><text:span text:style-name="T12">K </text:span></text:p>
            <text:p text:style-name="P13"><text:span text:style-name="T13">(UN</text:span><text:span text:style-name="T14">SOR</text:span><text:span text:style-name="T14">TED</text:span><text:span text:style-name="T13">)</text:span></text:p>
          </draw:text-box>
        </draw:frame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3.302cm" svg:y="4.778cm">
          <draw:text-box>
            <text:p text:style-name="P19"><text:span text:style-name="T11">3</text:span></text:p>
          </draw:text-box>
        </draw:frame>
        <draw:frame draw:style-name="gr14" draw:text-style-name="P20" draw:layer="layout" svg:width="2.032cm" svg:height="1.826cm" svg:x="11.012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0" draw:layer="layout" svg:width="2.032cm" svg:height="1.826cm" svg:x="14.932cm" svg:y="4.678cm">
          <draw:text-box>
            <text:p text:style-name="P19"><text:span text:style-name="T11">1</text:span></text:p>
          </draw:text-box>
        </draw:frame>
        <draw:frame draw:style-name="gr14" draw:text-style-name="P20" draw:layer="layout" svg:width="2.032cm" svg:height="1.826cm" svg:x="11.022cm" svg:y="11.772cm">
          <draw:text-box>
            <text:p text:style-name="P19"><text:span text:style-name="T11">4</text:span></text:p>
          </draw:text-box>
        </draw:frame>
        <draw:custom-shape draw:style-name="gr15" draw:text-style-name="P21" draw:layer="layout" svg:width="2.794cm" svg:height="2.794cm" svg:x="8.726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11.102cm" svg:y="1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1"><text:span text:style-name="T11">1</text:span></text:p>
              </table:table-cell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line draw:style-name="gr9" draw:text-style-name="P12" draw:layer="layout" svg:x1="10.15cm" svg:y1="2.042cm" svg:x2="10.15cm" svg:y2="9.56cm">
          <text:p/>
        </draw:line>
        <draw:frame draw:style-name="gr10" draw:text-style-name="P14" draw:layer="layout" svg:width="4.222cm" svg:height="2.384cm" svg:x="6.132cm" svg:y="1.746cm">
          <draw:text-box>
            <text:p text:style-name="P13"><text:span text:style-name="T12">URUT </text:span></text:p>
            <text:p text:style-name="P13"><text:span text:style-name="T13">(</text:span><text:span text:style-name="T14">SORTED</text:span><text:span text:style-name="T13">)</text:span></text:p>
          </draw:text-box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oh</text:span></text:p>
          </draw:text-box>
        </draw:frame>
        <draw:frame draw:style-name="gr10" draw:text-style-name="P14" draw:layer="layout" svg:width="4.79cm" svg:height="2.384cm" svg:x="10.032cm" svg:y="1.746cm">
          <draw:text-box>
            <text:p text:style-name="P13"><text:span text:style-name="T12">ACAK </text:span></text:p>
            <text:p text:style-name="P13"><text:span text:style-name="T13">(UN</text:span><text:span text:style-name="T14">SORTED</text:span><text:span text:style-name="T13">)</text:span></text:p>
          </draw:text-box>
        </draw:frame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3.302cm" svg:y="4.778cm">
          <draw:text-box>
            <text:p text:style-name="P19"><text:span text:style-name="T11">3</text:span></text:p>
          </draw:text-box>
        </draw:frame>
        <draw:frame draw:style-name="gr14" draw:text-style-name="P20" draw:layer="layout" svg:width="2.032cm" svg:height="1.826cm" svg:x="11.012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0" draw:layer="layout" svg:width="2.032cm" svg:height="1.826cm" svg:x="14.932cm" svg:y="4.678cm">
          <draw:text-box>
            <text:p text:style-name="P19"><text:span text:style-name="T11">1</text:span></text:p>
          </draw:text-box>
        </draw:frame>
        <draw:frame draw:style-name="gr14" draw:text-style-name="P20" draw:layer="layout" svg:width="2.032cm" svg:height="1.826cm" svg:x="11.022cm" svg:y="11.772cm">
          <draw:text-box>
            <text:p text:style-name="P19"><text:span text:style-name="T11">4</text:span></text:p>
          </draw:text-box>
        </draw:frame>
        <draw:custom-shape draw:style-name="gr15" draw:text-style-name="P21" xml:id="id29" draw:id="id29" draw:layer="layout" svg:width="2.794cm" svg:height="2.794cm" svg:x="4.826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11.102cm" svg:y="1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Spokes" presentation:node-type="with-previous" presentation:preset-class="entrance" presentation:preset-id="ooo-entrance-wheel" presentation:preset-sub-type="1">
                  <anim:set smil:begin="0s" smil:dur="0.00025s" smil:fill="hold" smil:targetElement="id29" smil:attributeName="visibility" smil:to="visible"/>
                  <anim:transitionFilter smil:dur="0.5s" smil:targetElement="id29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1"><text:span text:style-name="T11">1</text:span></text:p>
              </table:table-cell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line draw:style-name="gr9" draw:text-style-name="P12" draw:layer="layout" svg:x1="10.15cm" svg:y1="2.042cm" svg:x2="10.15cm" svg:y2="9.56cm">
          <text:p/>
        </draw:line>
        <draw:frame draw:style-name="gr10" draw:text-style-name="P14" draw:layer="layout" svg:width="4.222cm" svg:height="2.384cm" svg:x="6.132cm" svg:y="1.746cm">
          <draw:text-box>
            <text:p text:style-name="P13"><text:span text:style-name="T12">URUT </text:span></text:p>
            <text:p text:style-name="P13"><text:span text:style-name="T13">(</text:span><text:span text:style-name="T14">SORTED</text:span><text:span text:style-name="T13">)</text:span></text:p>
          </draw:text-box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oh</text:span></text:p>
          </draw:text-box>
        </draw:frame>
        <draw:frame draw:style-name="gr10" draw:text-style-name="P14" draw:layer="layout" svg:width="4.79cm" svg:height="2.384cm" svg:x="10.032cm" svg:y="1.746cm">
          <draw:text-box>
            <text:p text:style-name="P13"><text:span text:style-name="T12">ACAK </text:span></text:p>
            <text:p text:style-name="P13"><text:span text:style-name="T13">(UN</text:span><text:span text:style-name="T14">SORTE</text:span><text:span text:style-name="T14">D</text:span><text:span text:style-name="T13">)</text:span></text:p>
          </draw:text-box>
        </draw:frame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3.302cm" svg:y="4.778cm">
          <draw:text-box>
            <text:p text:style-name="P19"><text:span text:style-name="T11">3</text:span></text:p>
          </draw:text-box>
        </draw:frame>
        <draw:frame draw:style-name="gr14" draw:text-style-name="P20" draw:layer="layout" svg:width="2.032cm" svg:height="1.826cm" svg:x="11.012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0" draw:layer="layout" svg:width="2.032cm" svg:height="1.826cm" svg:x="14.932cm" svg:y="4.678cm">
          <draw:text-box>
            <text:p text:style-name="P19"><text:span text:style-name="T11">1</text:span></text:p>
          </draw:text-box>
        </draw:frame>
        <draw:frame draw:style-name="gr14" draw:text-style-name="P20" draw:layer="layout" svg:width="2.032cm" svg:height="1.826cm" svg:x="7.112cm" svg:y="4.778cm">
          <draw:text-box>
            <text:p text:style-name="P19"><text:span text:style-name="T11">4</text:span></text:p>
          </draw:text-box>
        </draw:frame>
        <draw:custom-shape draw:style-name="gr15" draw:text-style-name="P21" xml:id="id30" draw:id="id30" draw:layer="layout" svg:width="2.794cm" svg:height="2.794cm" svg:x="4.826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xml:id="id31" draw:id="id31" draw:layer="layout" svg:width="2.032cm" svg:height="2.032cm" svg:x="7.11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xit" presentation:preset-id="ooo-exit-wheel" presentation:preset-sub-type="1">
                  <anim:transitionFilter smil:dur="0.5s" smil:targetElement="id30" smil:type="pinWheelWipe" smil:subtype="oneBlade" smil:mode="out"/>
                  <anim:set smil:begin="0.49975s" smil:dur="0.00025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1"><text:span text:style-name="T11">1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oh</text:span></text:p>
          </draw:text-box>
        </draw:frame>
        <draw:g>
          <draw:line draw:style-name="gr9" draw:text-style-name="P12" draw:layer="layout" svg:x1="13.95cm" svg:y1="2.042cm" svg:x2="13.95cm" svg:y2="9.56cm">
            <text:p/>
          </draw:line>
          <draw:frame draw:style-name="gr10" draw:text-style-name="P14" draw:layer="layout" svg:width="4.222cm" svg:height="2.384cm" svg:x="9.9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13.8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3.302cm" svg:y="4.778cm">
          <draw:text-box>
            <text:p text:style-name="P19"><text:span text:style-name="T11">3</text:span></text:p>
          </draw:text-box>
        </draw:frame>
        <draw:frame draw:style-name="gr14" draw:text-style-name="P20" draw:layer="layout" svg:width="2.032cm" svg:height="1.826cm" svg:x="11.012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0" draw:layer="layout" svg:width="2.032cm" svg:height="1.826cm" svg:x="14.932cm" svg:y="4.678cm">
          <draw:text-box>
            <text:p text:style-name="P19"><text:span text:style-name="T11">1</text:span></text:p>
          </draw:text-box>
        </draw:frame>
        <draw:frame draw:style-name="gr14" draw:text-style-name="P20" draw:layer="layout" svg:width="2.032cm" svg:height="1.826cm" svg:x="7.112cm" svg:y="4.778cm">
          <draw:text-box>
            <text:p text:style-name="P19"><text:span text:style-name="T11">4</text:span></text:p>
          </draw:text-box>
        </draw:frame>
        <draw:custom-shape draw:style-name="gr11" draw:text-style-name="P17" xml:id="id32" draw:id="id32" draw:layer="layout" svg:width="2.032cm" svg:height="2.032cm" svg:x="14.932cm" svg:y="4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32" smil:attributeName="visibility" smil:to="visible"/>
                  <anim:animate smil:dur="0.5s" smil:fill="hold" smil:targetElement="id32" smil:attributeName="width" smil:values="width*0.70;width" smil:keyTimes="0;1"/>
                  <anim:animate smil:dur="0.5s" smil:fill="hold" smil:targetElement="id32" smil:attributeName="height" smil:values="height;height" smil:keyTimes="0;1"/>
                  <anim:transitionFilter smil:dur="0.5s" smil:targetElement="id32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</text:span><text:span text:style-name="T2">oh</text:span></text:p>
          </draw:text-box>
        </draw:frame>
        <draw:g>
          <draw:line draw:style-name="gr9" draw:text-style-name="P12" draw:layer="layout" svg:x1="13.95cm" svg:y1="2.042cm" svg:x2="13.95cm" svg:y2="9.56cm">
            <text:p/>
          </draw:line>
          <draw:frame draw:style-name="gr10" draw:text-style-name="P14" draw:layer="layout" svg:width="4.222cm" svg:height="2.384cm" svg:x="9.932cm" svg:y="1.746cm">
            <draw:text-box>
              <text:p text:style-name="P13"><text:span text:style-name="T12">URU</text:span><text:span text:style-name="T12">T </text:span></text:p>
              <text:p text:style-name="P13"><text:span text:style-name="T13">(</text:span><text:span text:style-name="T14">SO</text:span><text:span text:style-name="T14">RTE</text:span><text:span text:style-name="T14">D</text:span><text:span text:style-name="T13">)</text:span></text:p>
            </draw:text-box>
          </draw:frame>
          <draw:frame draw:style-name="gr10" draw:text-style-name="P14" draw:layer="layout" svg:width="4.79cm" svg:height="2.384cm" svg:x="13.832cm" svg:y="1.746cm">
            <draw:text-box>
              <text:p text:style-name="P13"><text:span text:style-name="T12">ACA</text:span><text:span text:style-name="T12">K </text:span></text:p>
              <text:p text:style-name="P13"><text:span text:style-name="T13">(UN</text:span><text:span text:style-name="T14">SOR</text:span><text:span text:style-name="T14">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3.302cm" svg:y="4.778cm">
          <draw:text-box>
            <text:p text:style-name="P19"><text:span text:style-name="T11">3</text:span></text:p>
          </draw:text-box>
        </draw:frame>
        <draw:frame draw:style-name="gr14" draw:text-style-name="P20" draw:layer="layout" svg:width="2.032cm" svg:height="1.826cm" svg:x="11.012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2" draw:layer="layout" svg:width="2.032cm" svg:height="1.826cm" svg:x="14.935cm" svg:y="12.7cm">
          <draw:text-box>
            <text:p text:style-name="P19"><text:span text:style-name="T11">1</text:span></text:p>
          </draw:text-box>
        </draw:frame>
        <draw:frame draw:style-name="gr14" draw:text-style-name="P20" draw:layer="layout" svg:width="2.032cm" svg:height="1.826cm" svg:x="7.112cm" svg:y="4.778cm">
          <draw:text-box>
            <text:p text:style-name="P19"><text:span text:style-name="T11">4</text:span></text:p>
          </draw:text-box>
        </draw:frame>
        <draw:custom-shape draw:style-name="gr11" draw:text-style-name="P17" draw:layer="layout" svg:width="2.032cm" svg:height="2.032cm" svg:x="14.93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</text:span><text:span text:style-name="T2">oh</text:span></text:p>
          </draw:text-box>
        </draw:frame>
        <draw:g>
          <draw:line draw:style-name="gr9" draw:text-style-name="P12" draw:layer="layout" svg:x1="13.95cm" svg:y1="2.042cm" svg:x2="13.95cm" svg:y2="9.56cm">
            <text:p/>
          </draw:line>
          <draw:frame draw:style-name="gr10" draw:text-style-name="P14" draw:layer="layout" svg:width="4.222cm" svg:height="2.384cm" svg:x="9.932cm" svg:y="1.746cm">
            <draw:text-box>
              <text:p text:style-name="P13"><text:span text:style-name="T12">URU</text:span><text:span text:style-name="T12">T </text:span></text:p>
              <text:p text:style-name="P13"><text:span text:style-name="T13">(</text:span><text:span text:style-name="T14">SO</text:span><text:span text:style-name="T14">RTE</text:span><text:span text:style-name="T14">D</text:span><text:span text:style-name="T13">)</text:span></text:p>
            </draw:text-box>
          </draw:frame>
          <draw:frame draw:style-name="gr10" draw:text-style-name="P14" draw:layer="layout" svg:width="4.79cm" svg:height="2.384cm" svg:x="13.832cm" svg:y="1.746cm">
            <draw:text-box>
              <text:p text:style-name="P13"><text:span text:style-name="T12">ACA</text:span><text:span text:style-name="T12">K </text:span></text:p>
              <text:p text:style-name="P13"><text:span text:style-name="T13">(UN</text:span><text:span text:style-name="T14">SOR</text:span><text:span text:style-name="T14">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3.302cm" svg:y="4.778cm">
          <draw:text-box>
            <text:p text:style-name="P19"><text:span text:style-name="T11">3</text:span></text:p>
          </draw:text-box>
        </draw:frame>
        <draw:frame draw:style-name="gr14" draw:text-style-name="P20" draw:layer="layout" svg:width="2.032cm" svg:height="1.826cm" svg:x="11.012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2" draw:layer="layout" svg:width="2.032cm" svg:height="1.826cm" svg:x="14.932cm" svg:y="12.7cm">
          <draw:text-box>
            <text:p text:style-name="P19"><text:span text:style-name="T11">1</text:span></text:p>
          </draw:text-box>
        </draw:frame>
        <draw:frame draw:style-name="gr14" draw:text-style-name="P20" draw:layer="layout" svg:width="2.032cm" svg:height="1.826cm" svg:x="7.112cm" svg:y="4.778cm">
          <draw:text-box>
            <text:p text:style-name="P19"><text:span text:style-name="T11">4</text:span></text:p>
          </draw:text-box>
        </draw:frame>
        <draw:custom-shape draw:style-name="gr15" draw:text-style-name="P21" xml:id="id33" draw:id="id33" draw:layer="layout" svg:width="2.794cm" svg:height="2.794cm" svg:x="12.526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14.93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Spokes" presentation:node-type="with-previous" presentation:preset-class="entrance" presentation:preset-id="ooo-entrance-wheel" presentation:preset-sub-type="1">
                  <anim:set smil:begin="0s" smil:dur="0.00025s" smil:fill="hold" smil:targetElement="id33" smil:attributeName="visibility" smil:to="visible"/>
                  <anim:transitionFilter smil:dur="0.5s" smil:targetElement="id33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</text:span><text:span text:style-name="T2">oh</text:span></text:p>
          </draw:text-box>
        </draw:frame>
        <draw:g>
          <draw:line draw:style-name="gr9" draw:text-style-name="P12" draw:layer="layout" svg:x1="13.95cm" svg:y1="2.042cm" svg:x2="13.95cm" svg:y2="9.56cm">
            <text:p/>
          </draw:line>
          <draw:frame draw:style-name="gr10" draw:text-style-name="P14" draw:layer="layout" svg:width="4.222cm" svg:height="2.384cm" svg:x="9.932cm" svg:y="1.746cm">
            <draw:text-box>
              <text:p text:style-name="P13"><text:span text:style-name="T12">URU</text:span><text:span text:style-name="T12">T </text:span></text:p>
              <text:p text:style-name="P13"><text:span text:style-name="T13">(</text:span><text:span text:style-name="T14">SO</text:span><text:span text:style-name="T14">RTE</text:span><text:span text:style-name="T14">D</text:span><text:span text:style-name="T13">)</text:span></text:p>
            </draw:text-box>
          </draw:frame>
          <draw:frame draw:style-name="gr10" draw:text-style-name="P14" draw:layer="layout" svg:width="4.79cm" svg:height="2.384cm" svg:x="13.832cm" svg:y="1.746cm">
            <draw:text-box>
              <text:p text:style-name="P13"><text:span text:style-name="T12">ACA</text:span><text:span text:style-name="T12">K </text:span></text:p>
              <text:p text:style-name="P13"><text:span text:style-name="T13">(UN</text:span><text:span text:style-name="T14">SOR</text:span><text:span text:style-name="T14">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3.302cm" svg:y="4.778cm">
          <draw:text-box>
            <text:p text:style-name="P19"><text:span text:style-name="T11">3</text:span></text:p>
          </draw:text-box>
        </draw:frame>
        <draw:frame draw:style-name="gr14" draw:text-style-name="P22" draw:layer="layout" svg:width="2.032cm" svg:height="1.826cm" svg:x="14.935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2" draw:layer="layout" svg:width="2.032cm" svg:height="1.826cm" svg:x="14.932cm" svg:y="12.7cm">
          <draw:text-box>
            <text:p text:style-name="P19"><text:span text:style-name="T11">1</text:span></text:p>
          </draw:text-box>
        </draw:frame>
        <draw:frame draw:style-name="gr14" draw:text-style-name="P20" draw:layer="layout" svg:width="2.032cm" svg:height="1.826cm" svg:x="7.112cm" svg:y="4.778cm">
          <draw:text-box>
            <text:p text:style-name="P19"><text:span text:style-name="T11">4</text:span></text:p>
          </draw:text-box>
        </draw:frame>
        <draw:custom-shape draw:style-name="gr15" draw:text-style-name="P21" draw:layer="layout" svg:width="2.794cm" svg:height="2.794cm" svg:x="12.526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14.93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oh</text:span></text:p>
          </draw:text-box>
        </draw:frame>
        <draw:g>
          <draw:line draw:style-name="gr9" draw:text-style-name="P12" draw:layer="layout" svg:x1="13.95cm" svg:y1="2.042cm" svg:x2="13.95cm" svg:y2="9.56cm">
            <text:p/>
          </draw:line>
          <draw:frame draw:style-name="gr10" draw:text-style-name="P14" draw:layer="layout" svg:width="4.222cm" svg:height="2.384cm" svg:x="9.9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13.8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3.302cm" svg:y="4.778cm">
          <draw:text-box>
            <text:p text:style-name="P19"><text:span text:style-name="T11">3</text:span></text:p>
          </draw:text-box>
        </draw:frame>
        <draw:frame draw:style-name="gr14" draw:text-style-name="P22" draw:layer="layout" svg:width="2.032cm" svg:height="1.826cm" svg:x="14.935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2" draw:layer="layout" svg:width="2.032cm" svg:height="1.826cm" svg:x="14.932cm" svg:y="12.7cm">
          <draw:text-box>
            <text:p text:style-name="P19"><text:span text:style-name="T11">1</text:span></text:p>
          </draw:text-box>
        </draw:frame>
        <draw:frame draw:style-name="gr14" draw:text-style-name="P20" draw:layer="layout" svg:width="2.032cm" svg:height="1.826cm" svg:x="7.112cm" svg:y="4.778cm">
          <draw:text-box>
            <text:p text:style-name="P19"><text:span text:style-name="T11">4</text:span></text:p>
          </draw:text-box>
        </draw:frame>
        <draw:custom-shape draw:style-name="gr15" draw:text-style-name="P21" xml:id="id34" draw:id="id34" draw:layer="layout" svg:width="2.794cm" svg:height="2.794cm" svg:x="8.626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14.93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Spokes" presentation:node-type="with-previous" presentation:preset-class="entrance" presentation:preset-id="ooo-entrance-wheel" presentation:preset-sub-type="1">
                  <anim:set smil:begin="0s" smil:dur="0.00025s" smil:fill="hold" smil:targetElement="id34" smil:attributeName="visibility" smil:to="visible"/>
                  <anim:transitionFilter smil:dur="0.5s" smil:targetElement="id34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</text:span><text:span text:style-name="T2">oh</text:span></text:p>
          </draw:text-box>
        </draw:frame>
        <draw:g>
          <draw:line draw:style-name="gr9" draw:text-style-name="P12" draw:layer="layout" svg:x1="13.95cm" svg:y1="2.042cm" svg:x2="13.95cm" svg:y2="9.56cm">
            <text:p/>
          </draw:line>
          <draw:frame draw:style-name="gr10" draw:text-style-name="P14" draw:layer="layout" svg:width="4.222cm" svg:height="2.384cm" svg:x="9.932cm" svg:y="1.746cm">
            <draw:text-box>
              <text:p text:style-name="P13"><text:span text:style-name="T12">URU</text:span><text:span text:style-name="T12">T </text:span></text:p>
              <text:p text:style-name="P13"><text:span text:style-name="T13">(</text:span><text:span text:style-name="T14">SO</text:span><text:span text:style-name="T14">RTE</text:span><text:span text:style-name="T14">D</text:span><text:span text:style-name="T13">)</text:span></text:p>
            </draw:text-box>
          </draw:frame>
          <draw:frame draw:style-name="gr10" draw:text-style-name="P14" draw:layer="layout" svg:width="4.79cm" svg:height="2.384cm" svg:x="13.8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0" draw:layer="layout" svg:width="2.032cm" svg:height="1.826cm" svg:x="3.302cm" svg:y="4.778cm">
          <draw:text-box>
            <text:p text:style-name="P19"><text:span text:style-name="T11">3</text:span></text:p>
          </draw:text-box>
        </draw:frame>
        <draw:frame draw:style-name="gr14" draw:text-style-name="P22" draw:layer="layout" svg:width="2.032cm" svg:height="1.826cm" svg:x="14.935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2" draw:layer="layout" svg:width="2.032cm" svg:height="1.826cm" svg:x="14.932cm" svg:y="12.7cm">
          <draw:text-box>
            <text:p text:style-name="P19"><text:span text:style-name="T11">1</text:span></text:p>
          </draw:text-box>
        </draw:frame>
        <draw:frame draw:style-name="gr14" draw:text-style-name="P22" draw:layer="layout" svg:width="2.032cm" svg:height="1.826cm" svg:x="11.024cm" svg:y="4.778cm">
          <draw:text-box>
            <text:p text:style-name="P19"><text:span text:style-name="T11">4</text:span></text:p>
          </draw:text-box>
        </draw:frame>
        <draw:custom-shape draw:style-name="gr15" draw:text-style-name="P21" xml:id="id35" draw:id="id35" draw:layer="layout" svg:width="2.794cm" svg:height="2.794cm" svg:x="5.08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14.93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025s" smil:fill="hold" smil:targetElement="id35" smil:attributeName="visibility" smil:to="visible"/>
                  <anim:transitionFilter smil:dur="0.5s" smil:targetElement="id35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</text:span><text:span text:style-name="T2">oh</text:span></text:p>
          </draw:text-box>
        </draw:frame>
        <draw:g>
          <draw:line draw:style-name="gr9" draw:text-style-name="P12" draw:layer="layout" svg:x1="13.95cm" svg:y1="2.042cm" svg:x2="13.95cm" svg:y2="9.56cm">
            <text:p/>
          </draw:line>
          <draw:frame draw:style-name="gr10" draw:text-style-name="P14" draw:layer="layout" svg:width="4.222cm" svg:height="2.384cm" svg:x="9.932cm" svg:y="1.746cm">
            <draw:text-box>
              <text:p text:style-name="P13"><text:span text:style-name="T12">URU</text:span><text:span text:style-name="T12">T </text:span></text:p>
              <text:p text:style-name="P13"><text:span text:style-name="T13">(</text:span><text:span text:style-name="T14">SO</text:span><text:span text:style-name="T14">RTE</text:span><text:span text:style-name="T14">D</text:span><text:span text:style-name="T13">)</text:span></text:p>
            </draw:text-box>
          </draw:frame>
          <draw:frame draw:style-name="gr10" draw:text-style-name="P14" draw:layer="layout" svg:width="4.79cm" svg:height="2.384cm" svg:x="13.832cm" svg:y="1.746cm">
            <draw:text-box>
              <text:p text:style-name="P13"><text:span text:style-name="T12">ACA</text:span><text:span text:style-name="T12">K </text:span></text:p>
              <text:p text:style-name="P13"><text:span text:style-name="T13">(UN</text:span><text:span text:style-name="T14">SOR</text:span><text:span text:style-name="T14">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2" draw:layer="layout" svg:width="2.032cm" svg:height="1.826cm" svg:x="7.112cm" svg:y="4.778cm">
          <draw:text-box>
            <text:p text:style-name="P19"><text:span text:style-name="T11">3</text:span></text:p>
          </draw:text-box>
        </draw:frame>
        <draw:frame draw:style-name="gr14" draw:text-style-name="P22" draw:layer="layout" svg:width="2.032cm" svg:height="1.826cm" svg:x="14.935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2" draw:layer="layout" svg:width="2.032cm" svg:height="1.826cm" svg:x="14.932cm" svg:y="12.7cm">
          <draw:text-box>
            <text:p text:style-name="P19"><text:span text:style-name="T11">1</text:span></text:p>
          </draw:text-box>
        </draw:frame>
        <draw:frame draw:style-name="gr14" draw:text-style-name="P22" draw:layer="layout" svg:width="2.032cm" svg:height="1.826cm" svg:x="11.024cm" svg:y="4.778cm">
          <draw:text-box>
            <text:p text:style-name="P19"><text:span text:style-name="T11">4</text:span></text:p>
          </draw:text-box>
        </draw:frame>
        <draw:custom-shape draw:style-name="gr15" draw:text-style-name="P21" draw:layer="layout" svg:width="2.794cm" svg:height="2.794cm" svg:x="5.08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14.93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oh</text:span></text:p>
          </draw:text-box>
        </draw:frame>
        <draw:g>
          <draw:line draw:style-name="gr9" draw:text-style-name="P12" draw:layer="layout" svg:x1="13.95cm" svg:y1="2.042cm" svg:x2="13.95cm" svg:y2="9.56cm">
            <text:p/>
          </draw:line>
          <draw:frame draw:style-name="gr10" draw:text-style-name="P14" draw:layer="layout" svg:width="4.222cm" svg:height="2.384cm" svg:x="9.9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13.8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2" draw:layer="layout" svg:width="2.032cm" svg:height="1.826cm" svg:x="7.112cm" svg:y="4.778cm">
          <draw:text-box>
            <text:p text:style-name="P19"><text:span text:style-name="T11">3</text:span></text:p>
          </draw:text-box>
        </draw:frame>
        <draw:frame draw:style-name="gr14" draw:text-style-name="P22" draw:layer="layout" svg:width="2.032cm" svg:height="1.826cm" svg:x="14.935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2" draw:layer="layout" svg:width="2.032cm" svg:height="1.826cm" svg:x="3.302cm" svg:y="4.775cm">
          <draw:text-box>
            <text:p text:style-name="P19"><text:span text:style-name="T11">1</text:span></text:p>
          </draw:text-box>
        </draw:frame>
        <draw:frame draw:style-name="gr14" draw:text-style-name="P22" draw:layer="layout" svg:width="2.032cm" svg:height="1.826cm" svg:x="11.024cm" svg:y="4.778cm">
          <draw:text-box>
            <text:p text:style-name="P19"><text:span text:style-name="T11">4</text:span></text:p>
          </draw:text-box>
        </draw:frame>
        <draw:custom-shape draw:style-name="gr15" draw:text-style-name="P21" draw:layer="layout" svg:width="2.794cm" svg:height="2.794cm" svg:x="5.08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3.302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oh</text:span></text:p>
          </draw:text-box>
        </draw:frame>
        <draw:g>
          <draw:line draw:style-name="gr9" draw:text-style-name="P12" draw:layer="layout" svg:x1="17.85cm" svg:y1="2.042cm" svg:x2="17.85cm" svg:y2="9.56cm">
            <text:p/>
          </draw:line>
          <draw:frame draw:style-name="gr10" draw:text-style-name="P14" draw:layer="layout" svg:width="4.222cm" svg:height="2.384cm" svg:x="13.8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17.7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2" draw:layer="layout" svg:width="2.032cm" svg:height="1.826cm" svg:x="7.112cm" svg:y="4.778cm">
          <draw:text-box>
            <text:p text:style-name="P19"><text:span text:style-name="T11">3</text:span></text:p>
          </draw:text-box>
        </draw:frame>
        <draw:frame draw:style-name="gr14" draw:text-style-name="P22" draw:layer="layout" svg:width="2.032cm" svg:height="1.826cm" svg:x="14.935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18.796cm" svg:y="4.672cm">
          <draw:text-box>
            <text:p text:style-name="P19"><text:span text:style-name="T11">6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2" draw:layer="layout" svg:width="2.032cm" svg:height="1.826cm" svg:x="3.302cm" svg:y="4.775cm">
          <draw:text-box>
            <text:p text:style-name="P19"><text:span text:style-name="T11">1</text:span></text:p>
          </draw:text-box>
        </draw:frame>
        <draw:frame draw:style-name="gr14" draw:text-style-name="P22" draw:layer="layout" svg:width="2.032cm" svg:height="1.826cm" svg:x="11.024cm" svg:y="4.778cm">
          <draw:text-box>
            <text:p text:style-name="P19"><text:span text:style-name="T11">4</text:span></text:p>
          </draw:text-box>
        </draw:frame>
        <draw:custom-shape draw:style-name="gr15" draw:text-style-name="P21" xml:id="id36" draw:id="id36" draw:layer="layout" svg:width="2.794cm" svg:height="2.794cm" svg:x="5.08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xml:id="id37" draw:id="id37" draw:layer="layout" svg:width="2.032cm" svg:height="2.032cm" svg:x="3.302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xml:id="id38" draw:id="id38" draw:layer="layout" svg:width="2.032cm" svg:height="2.032cm" svg:x="18.796cm" svg:y="4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7" smil:type="fade" smil:subtype="crossfade" smil:mode="out"/>
                  <anim:set smil:begin="0.49975s" smil:dur="0.00025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38" smil:attributeName="visibility" smil:to="visible"/>
                  <anim:animate smil:dur="0.5s" smil:fill="hold" smil:targetElement="id38" smil:attributeName="width" smil:values="width*0.70;width" smil:keyTimes="0;1"/>
                  <anim:animate smil:dur="0.5s" smil:fill="hold" smil:targetElement="id38" smil:attributeName="height" smil:values="height;height" smil:keyTimes="0;1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</text:span><text:span text:style-name="T2">oh</text:span></text:p>
          </draw:text-box>
        </draw:frame>
        <draw:g>
          <draw:line draw:style-name="gr9" draw:text-style-name="P12" draw:layer="layout" svg:x1="17.85cm" svg:y1="2.042cm" svg:x2="17.85cm" svg:y2="9.56cm">
            <text:p/>
          </draw:line>
          <draw:frame draw:style-name="gr10" draw:text-style-name="P14" draw:layer="layout" svg:width="4.222cm" svg:height="2.384cm" svg:x="13.832cm" svg:y="1.746cm">
            <draw:text-box>
              <text:p text:style-name="P13"><text:span text:style-name="T12">URU</text:span><text:span text:style-name="T12">T </text:span></text:p>
              <text:p text:style-name="P13"><text:span text:style-name="T13">(</text:span><text:span text:style-name="T14">SO</text:span><text:span text:style-name="T14">RTE</text:span><text:span text:style-name="T14">D</text:span><text:span text:style-name="T13">)</text:span></text:p>
            </draw:text-box>
          </draw:frame>
          <draw:frame draw:style-name="gr10" draw:text-style-name="P14" draw:layer="layout" svg:width="4.79cm" svg:height="2.384cm" svg:x="17.732cm" svg:y="1.746cm">
            <draw:text-box>
              <text:p text:style-name="P13"><text:span text:style-name="T12">ACA</text:span><text:span text:style-name="T12">K </text:span></text:p>
              <text:p text:style-name="P13"><text:span text:style-name="T13">(UN</text:span><text:span text:style-name="T14">SOR</text:span><text:span text:style-name="T14">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2" draw:layer="layout" svg:width="2.032cm" svg:height="1.826cm" svg:x="7.112cm" svg:y="4.778cm">
          <draw:text-box>
            <text:p text:style-name="P19"><text:span text:style-name="T11">3</text:span></text:p>
          </draw:text-box>
        </draw:frame>
        <draw:frame draw:style-name="gr14" draw:text-style-name="P22" draw:layer="layout" svg:width="2.032cm" svg:height="1.826cm" svg:x="14.935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2" draw:layer="layout" svg:width="2.032cm" svg:height="1.826cm" svg:x="3.302cm" svg:y="4.775cm">
          <draw:text-box>
            <text:p text:style-name="P19"><text:span text:style-name="T11">1</text:span></text:p>
          </draw:text-box>
        </draw:frame>
        <draw:frame draw:style-name="gr14" draw:text-style-name="P22" draw:layer="layout" svg:width="2.032cm" svg:height="1.826cm" svg:x="11.024cm" svg:y="4.778cm">
          <draw:text-box>
            <text:p text:style-name="P19"><text:span text:style-name="T11">4</text:span></text:p>
          </draw:text-box>
        </draw:frame>
        <draw:g>
          <draw:frame draw:style-name="gr14" draw:text-style-name="P22" draw:layer="layout" svg:width="2.032cm" svg:height="1.826cm" svg:x="18.796cm" svg:y="12.806cm">
            <draw:text-box>
              <text:p text:style-name="P19"><text:span text:style-name="T11">6</text:span></text:p>
            </draw:text-box>
          </draw:frame>
          <draw:custom-shape draw:style-name="gr11" draw:text-style-name="P17" draw:layer="layout" svg:width="2.032cm" svg:height="2.032cm" svg:x="18.796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0" smil:type="fade" smil:subtype="crossfade" smil:mode="out"/>
                  <anim:set smil:begin="0.49975s" smil:dur="0.00025s" smil:fill="hold" smil:targetElement="id40" smil:attributeName="visibility" smil:to="hidden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oh</text:span></text:p>
          </draw:text-box>
        </draw:frame>
        <draw:g>
          <draw:line draw:style-name="gr9" draw:text-style-name="P12" draw:layer="layout" svg:x1="17.85cm" svg:y1="2.042cm" svg:x2="17.85cm" svg:y2="9.56cm">
            <text:p/>
          </draw:line>
          <draw:frame draw:style-name="gr10" draw:text-style-name="P14" draw:layer="layout" svg:width="4.222cm" svg:height="2.384cm" svg:x="13.8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17.7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2" draw:layer="layout" svg:width="2.032cm" svg:height="1.826cm" svg:x="7.112cm" svg:y="4.778cm">
          <draw:text-box>
            <text:p text:style-name="P19"><text:span text:style-name="T11">3</text:span></text:p>
          </draw:text-box>
        </draw:frame>
        <draw:frame draw:style-name="gr14" draw:text-style-name="P22" draw:layer="layout" svg:width="2.032cm" svg:height="1.826cm" svg:x="14.935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2" draw:layer="layout" svg:width="2.032cm" svg:height="1.826cm" svg:x="3.302cm" svg:y="4.775cm">
          <draw:text-box>
            <text:p text:style-name="P19"><text:span text:style-name="T11">1</text:span></text:p>
          </draw:text-box>
        </draw:frame>
        <draw:frame draw:style-name="gr14" draw:text-style-name="P22" draw:layer="layout" svg:width="2.032cm" svg:height="1.826cm" svg:x="11.024cm" svg:y="4.778cm">
          <draw:text-box>
            <text:p text:style-name="P19"><text:span text:style-name="T11">4</text:span></text:p>
          </draw:text-box>
        </draw:frame>
        <draw:custom-shape draw:style-name="gr15" draw:text-style-name="P21" xml:id="id41" draw:id="id41" draw:layer="layout" svg:width="2.794cm" svg:height="2.794cm" svg:x="16.51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14" draw:text-style-name="P22" draw:layer="layout" svg:width="2.032cm" svg:height="1.826cm" svg:x="18.796cm" svg:y="12.806cm">
            <draw:text-box>
              <text:p text:style-name="P19"><text:span text:style-name="T11">6</text:span></text:p>
            </draw:text-box>
          </draw:frame>
          <draw:custom-shape draw:style-name="gr11" draw:text-style-name="P17" draw:layer="layout" svg:width="2.032cm" svg:height="2.032cm" svg:x="18.796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Spokes" presentation:node-type="with-previous" presentation:preset-class="entrance" presentation:preset-id="ooo-entrance-wheel" presentation:preset-sub-type="1">
                  <anim:set smil:begin="0s" smil:dur="0.00025s" smil:fill="hold" smil:targetElement="id41" smil:attributeName="visibility" smil:to="visible"/>
                  <anim:transitionFilter smil:dur="0.5s" smil:targetElement="id41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oh</text:span></text:p>
          </draw:text-box>
        </draw:frame>
        <draw:g>
          <draw:line draw:style-name="gr9" draw:text-style-name="P12" draw:layer="layout" svg:x1="17.85cm" svg:y1="2.042cm" svg:x2="17.85cm" svg:y2="9.56cm">
            <text:p/>
          </draw:line>
          <draw:frame draw:style-name="gr10" draw:text-style-name="P14" draw:layer="layout" svg:width="4.222cm" svg:height="2.384cm" svg:x="13.8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17.7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2" draw:layer="layout" svg:width="2.032cm" svg:height="1.826cm" svg:x="7.112cm" svg:y="4.778cm">
          <draw:text-box>
            <text:p text:style-name="P19"><text:span text:style-name="T11">3</text:span></text:p>
          </draw:text-box>
        </draw:frame>
        <draw:frame draw:style-name="gr14" draw:text-style-name="P22" draw:layer="layout" svg:width="2.032cm" svg:height="1.826cm" svg:x="14.935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2" draw:layer="layout" svg:width="2.032cm" svg:height="1.826cm" svg:x="3.302cm" svg:y="4.775cm">
          <draw:text-box>
            <text:p text:style-name="P19"><text:span text:style-name="T11">1</text:span></text:p>
          </draw:text-box>
        </draw:frame>
        <draw:frame draw:style-name="gr14" draw:text-style-name="P22" draw:layer="layout" svg:width="2.032cm" svg:height="1.826cm" svg:x="11.024cm" svg:y="4.778cm">
          <draw:text-box>
            <text:p text:style-name="P19"><text:span text:style-name="T11">4</text:span></text:p>
          </draw:text-box>
        </draw:frame>
        <draw:custom-shape draw:style-name="gr15" draw:text-style-name="P21" xml:id="id42" draw:id="id42" draw:layer="layout" svg:width="2.794cm" svg:height="2.794cm" svg:x="12.51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14" draw:text-style-name="P22" draw:layer="layout" svg:width="2.032cm" svg:height="1.826cm" svg:x="18.796cm" svg:y="12.806cm">
            <draw:text-box>
              <text:p text:style-name="P19"><text:span text:style-name="T11">6</text:span></text:p>
            </draw:text-box>
          </draw:frame>
          <draw:custom-shape draw:style-name="gr11" draw:text-style-name="P17" draw:layer="layout" svg:width="2.032cm" svg:height="2.032cm" svg:x="18.796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Spokes" presentation:node-type="with-previous" presentation:preset-class="entrance" presentation:preset-id="ooo-entrance-wheel" presentation:preset-sub-type="1">
                  <anim:set smil:begin="0s" smil:dur="0.00025s" smil:fill="hold" smil:targetElement="id42" smil:attributeName="visibility" smil:to="visible"/>
                  <anim:transitionFilter smil:dur="0.5s" smil:targetElement="id42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oh</text:span></text:p>
          </draw:text-box>
        </draw:frame>
        <draw:g>
          <draw:line draw:style-name="gr9" draw:text-style-name="P12" draw:layer="layout" svg:x1="17.85cm" svg:y1="2.042cm" svg:x2="17.85cm" svg:y2="9.56cm">
            <text:p/>
          </draw:line>
          <draw:frame draw:style-name="gr10" draw:text-style-name="P14" draw:layer="layout" svg:width="4.222cm" svg:height="2.384cm" svg:x="13.8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17.7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2" draw:layer="layout" svg:width="2.032cm" svg:height="1.826cm" svg:x="7.112cm" svg:y="4.778cm">
          <draw:text-box>
            <text:p text:style-name="P19"><text:span text:style-name="T11">3</text:span></text:p>
          </draw:text-box>
        </draw:frame>
        <draw:frame draw:style-name="gr14" draw:text-style-name="P22" draw:layer="layout" svg:width="2.032cm" svg:height="1.826cm" svg:x="14.935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2" draw:layer="layout" svg:width="2.032cm" svg:height="1.826cm" svg:x="3.302cm" svg:y="4.775cm">
          <draw:text-box>
            <text:p text:style-name="P19"><text:span text:style-name="T11">1</text:span></text:p>
          </draw:text-box>
        </draw:frame>
        <draw:frame draw:style-name="gr14" draw:text-style-name="P22" draw:layer="layout" svg:width="2.032cm" svg:height="1.826cm" svg:x="11.024cm" svg:y="4.778cm">
          <draw:text-box>
            <text:p text:style-name="P19"><text:span text:style-name="T11">4</text:span></text:p>
          </draw:text-box>
        </draw:frame>
        <draw:custom-shape draw:style-name="gr15" draw:text-style-name="P21" xml:id="id43" draw:id="id43" draw:layer="layout" svg:width="2.794cm" svg:height="2.794cm" svg:x="8.51cm" svg:y="7.36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14" draw:text-style-name="P22" draw:layer="layout" svg:width="2.032cm" svg:height="1.826cm" svg:x="18.796cm" svg:y="12.806cm">
            <draw:text-box>
              <text:p text:style-name="P19"><text:span text:style-name="T11">6</text:span></text:p>
            </draw:text-box>
          </draw:frame>
          <draw:custom-shape draw:style-name="gr11" draw:text-style-name="P17" draw:layer="layout" svg:width="2.032cm" svg:height="2.032cm" svg:x="18.796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Spokes" presentation:node-type="with-previous" presentation:preset-class="entrance" presentation:preset-id="ooo-entrance-wheel" presentation:preset-sub-type="1">
                  <anim:set smil:begin="0s" smil:dur="0.00025s" smil:fill="hold" smil:targetElement="id43" smil:attributeName="visibility" smil:to="visible"/>
                  <anim:transitionFilter smil:dur="0.5s" smil:targetElement="id43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frame draw:style-name="gr2" draw:text-style-name="P16" draw:layer="layout" svg:width="7.874cm" svg:height="1.016cm" svg:x="0cm" svg:y="0.4cm">
          <draw:text-box>
            <text:p text:style-name="P15"><text:span text:style-name="T15">—</text:span><text:span text:style-name="T2">Cont</text:span><text:span text:style-name="T2">oh</text:span></text:p>
          </draw:text-box>
        </draw:frame>
        <draw:g>
          <draw:line draw:style-name="gr9" draw:text-style-name="P12" draw:layer="layout" svg:x1="17.85cm" svg:y1="2.042cm" svg:x2="17.85cm" svg:y2="9.56cm">
            <text:p/>
          </draw:line>
          <draw:frame draw:style-name="gr10" draw:text-style-name="P14" draw:layer="layout" svg:width="4.222cm" svg:height="2.384cm" svg:x="13.832cm" svg:y="1.746cm">
            <draw:text-box>
              <text:p text:style-name="P13"><text:span text:style-name="T12">URU</text:span><text:span text:style-name="T12">T </text:span></text:p>
              <text:p text:style-name="P13"><text:span text:style-name="T13">(</text:span><text:span text:style-name="T14">SO</text:span><text:span text:style-name="T14">RTE</text:span><text:span text:style-name="T14">D</text:span><text:span text:style-name="T13">)</text:span></text:p>
            </draw:text-box>
          </draw:frame>
          <draw:frame draw:style-name="gr10" draw:text-style-name="P14" draw:layer="layout" svg:width="4.79cm" svg:height="2.384cm" svg:x="17.732cm" svg:y="1.746cm">
            <draw:text-box>
              <text:p text:style-name="P13"><text:span text:style-name="T12">ACA</text:span><text:span text:style-name="T12">K </text:span></text:p>
              <text:p text:style-name="P13"><text:span text:style-name="T13">(UN</text:span><text:span text:style-name="T14">SOR</text:span><text:span text:style-name="T14">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2" draw:layer="layout" svg:width="2.032cm" svg:height="1.826cm" svg:x="7.112cm" svg:y="4.778cm">
          <draw:text-box>
            <text:p text:style-name="P19"><text:span text:style-name="T11">3</text:span></text:p>
          </draw:text-box>
        </draw:frame>
        <draw:frame draw:style-name="gr14" draw:text-style-name="P22" draw:layer="layout" svg:width="2.032cm" svg:height="1.826cm" svg:x="14.935cm" svg:y="4.662cm">
          <draw:text-box>
            <text:p text:style-name="P19"><text:span text:style-name="T11">5</text:span></text:p>
          </draw:text-box>
        </draw:frame>
        <draw:frame draw:style-name="gr14" draw:text-style-name="P20" draw:layer="layout" svg:width="2.032cm" svg:height="1.826cm" svg:x="22.66cm" svg:y="4.624cm">
          <draw:text-box>
            <text:p text:style-name="P19"><text:span text:style-name="T11">2</text:span></text:p>
          </draw:text-box>
        </draw:frame>
        <draw:frame draw:style-name="gr14" draw:text-style-name="P22" draw:layer="layout" svg:width="2.032cm" svg:height="1.826cm" svg:x="3.302cm" svg:y="4.775cm">
          <draw:text-box>
            <text:p text:style-name="P19"><text:span text:style-name="T11">1</text:span></text:p>
          </draw:text-box>
        </draw:frame>
        <draw:frame draw:style-name="gr14" draw:text-style-name="P22" draw:layer="layout" svg:width="2.032cm" svg:height="1.826cm" svg:x="11.024cm" svg:y="4.778cm">
          <draw:text-box>
            <text:p text:style-name="P19"><text:span text:style-name="T11">4</text:span></text:p>
          </draw:text-box>
        </draw:frame>
        <draw:custom-shape draw:style-name="gr15" draw:text-style-name="P21" xml:id="id44" draw:id="id44" draw:layer="layout" svg:width="2.794cm" svg:height="2.794cm" svg:x="4.71cm" svg:y="7.214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14" draw:text-style-name="P22" draw:layer="layout" svg:width="2.032cm" svg:height="1.826cm" svg:x="18.796cm" svg:y="12.806cm">
            <draw:text-box>
              <text:p text:style-name="P19"><text:span text:style-name="T11">6</text:span></text:p>
            </draw:text-box>
          </draw:frame>
          <draw:custom-shape draw:style-name="gr11" draw:text-style-name="P17" draw:layer="layout" svg:width="2.032cm" svg:height="2.032cm" svg:x="18.796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Spokes" presentation:node-type="with-previous" presentation:preset-class="entrance" presentation:preset-id="ooo-entrance-wheel" presentation:preset-sub-type="1">
                  <anim:set smil:begin="0s" smil:dur="0.00025s" smil:fill="hold" smil:targetElement="id44" smil:attributeName="visibility" smil:to="visible"/>
                  <anim:transitionFilter smil:dur="0.5s" smil:targetElement="id44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draw:style-name="gr2" draw:text-style-name="P24" draw:layer="layout" svg:width="7.874cm" svg:height="1.016cm" svg:x="0cm" svg:y="0.4cm">
          <draw:text-box>
            <text:p text:style-name="P23"><text:span text:style-name="T15">—</text:span><text:span text:style-name="T2">Contoh</text:span></text:p>
          </draw:text-box>
        </draw:frame>
        <draw:g>
          <draw:line draw:style-name="gr9" draw:text-style-name="P12" draw:layer="layout" svg:x1="17.85cm" svg:y1="2.042cm" svg:x2="17.85cm" svg:y2="9.56cm">
            <text:p/>
          </draw:line>
          <draw:frame draw:style-name="gr10" draw:text-style-name="P14" draw:layer="layout" svg:width="4.222cm" svg:height="2.384cm" svg:x="13.8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17.7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6" draw:layer="layout" svg:width="2.032cm" svg:height="1.826cm" svg:x="7.112cm" svg:y="4.778cm">
          <draw:text-box>
            <text:p text:style-name="P25"><text:span text:style-name="T11">3</text:span></text:p>
          </draw:text-box>
        </draw:frame>
        <draw:frame draw:style-name="gr14" draw:text-style-name="P26" draw:layer="layout" svg:width="2.032cm" svg:height="1.826cm" svg:x="14.935cm" svg:y="4.662cm">
          <draw:text-box>
            <text:p text:style-name="P25"><text:span text:style-name="T11">5</text:span></text:p>
          </draw:text-box>
        </draw:frame>
        <draw:frame draw:style-name="gr14" draw:text-style-name="P26" draw:layer="layout" svg:width="2.032cm" svg:height="1.826cm" svg:x="18.796cm" svg:y="4.672cm">
          <draw:text-box>
            <text:p text:style-name="P25"><text:span text:style-name="T11">6</text:span></text:p>
          </draw:text-box>
        </draw:frame>
        <draw:frame draw:style-name="gr14" draw:text-style-name="P26" draw:layer="layout" svg:width="2.032cm" svg:height="1.826cm" svg:x="22.66cm" svg:y="4.624cm">
          <draw:text-box>
            <text:p text:style-name="P25"><text:span text:style-name="T11">2</text:span></text:p>
          </draw:text-box>
        </draw:frame>
        <draw:frame draw:style-name="gr14" draw:text-style-name="P26" draw:layer="layout" svg:width="2.032cm" svg:height="1.826cm" svg:x="3.302cm" svg:y="4.775cm">
          <draw:text-box>
            <text:p text:style-name="P25"><text:span text:style-name="T11">1</text:span></text:p>
          </draw:text-box>
        </draw:frame>
        <draw:frame draw:style-name="gr14" draw:text-style-name="P26" draw:layer="layout" svg:width="2.032cm" svg:height="1.826cm" svg:x="11.024cm" svg:y="4.778cm">
          <draw:text-box>
            <text:p text:style-name="P25"><text:span text:style-name="T11">4</text:span></text:p>
          </draw:text-box>
        </draw:frame>
        <draw:custom-shape draw:style-name="gr15" draw:text-style-name="P21" draw:layer="layout" svg:width="2.794cm" svg:height="2.794cm" svg:x="4.699cm" svg:y="7.214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18.796cm" svg:y="4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frame draw:style-name="gr2" draw:text-style-name="P24" draw:layer="layout" svg:width="7.874cm" svg:height="1.016cm" svg:x="0cm" svg:y="0.4cm">
          <draw:text-box>
            <text:p text:style-name="P23"><text:span text:style-name="T15">—</text:span><text:span text:style-name="T2">Contoh</text:span></text:p>
          </draw:text-box>
        </draw:frame>
        <draw:g>
          <draw:line draw:style-name="gr9" draw:text-style-name="P12" draw:layer="layout" svg:x1="21.75cm" svg:y1="2.042cm" svg:x2="21.75cm" svg:y2="9.56cm">
            <text:p/>
          </draw:line>
          <draw:frame draw:style-name="gr10" draw:text-style-name="P14" draw:layer="layout" svg:width="4.222cm" svg:height="2.384cm" svg:x="17.7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21.6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6" draw:layer="layout" svg:width="2.032cm" svg:height="1.826cm" svg:x="7.112cm" svg:y="4.778cm">
          <draw:text-box>
            <text:p text:style-name="P25"><text:span text:style-name="T11">3</text:span></text:p>
          </draw:text-box>
        </draw:frame>
        <draw:frame draw:style-name="gr14" draw:text-style-name="P26" draw:layer="layout" svg:width="2.032cm" svg:height="1.826cm" svg:x="14.935cm" svg:y="4.662cm">
          <draw:text-box>
            <text:p text:style-name="P25"><text:span text:style-name="T11">5</text:span></text:p>
          </draw:text-box>
        </draw:frame>
        <draw:frame draw:style-name="gr14" draw:text-style-name="P26" draw:layer="layout" svg:width="2.032cm" svg:height="1.826cm" svg:x="18.796cm" svg:y="4.672cm">
          <draw:text-box>
            <text:p text:style-name="P25"><text:span text:style-name="T11">6</text:span></text:p>
          </draw:text-box>
        </draw:frame>
        <draw:frame draw:style-name="gr14" draw:text-style-name="P26" draw:layer="layout" svg:width="2.032cm" svg:height="1.826cm" svg:x="22.66cm" svg:y="4.624cm">
          <draw:text-box>
            <text:p text:style-name="P25"><text:span text:style-name="T11">2</text:span></text:p>
          </draw:text-box>
        </draw:frame>
        <draw:frame draw:style-name="gr14" draw:text-style-name="P26" draw:layer="layout" svg:width="2.032cm" svg:height="1.826cm" svg:x="3.302cm" svg:y="4.775cm">
          <draw:text-box>
            <text:p text:style-name="P25"><text:span text:style-name="T11">1</text:span></text:p>
          </draw:text-box>
        </draw:frame>
        <draw:frame draw:style-name="gr14" draw:text-style-name="P26" draw:layer="layout" svg:width="2.032cm" svg:height="1.826cm" svg:x="11.024cm" svg:y="4.778cm">
          <draw:text-box>
            <text:p text:style-name="P25"><text:span text:style-name="T11">4</text:span></text:p>
          </draw:text-box>
        </draw:frame>
        <draw:custom-shape draw:style-name="gr15" draw:text-style-name="P21" xml:id="id45" draw:id="id45" draw:layer="layout" svg:width="2.794cm" svg:height="2.794cm" svg:x="4.699cm" svg:y="7.214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xml:id="id46" draw:id="id46" draw:layer="layout" svg:width="2.032cm" svg:height="2.032cm" svg:x="18.796cm" svg:y="4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xml:id="id47" draw:id="id47" draw:layer="layout" svg:width="2.032cm" svg:height="2.032cm" svg:x="22.597cm" svg:y="4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">
                  <anim:transitionFilter smil:dur="0.5s" smil:targetElement="id45" smil:type="fade" smil:subtype="crossfade" smil:mode="out"/>
                  <anim:set smil:begin="0.49975s" smil:dur="0.00025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7" smil:attributeName="visibility" smil:to="visible"/>
                  <anim:animate smil:dur="1s" smil:fill="hold" smil:targetElement="id47" smil:attributeName="width" smil:values="width*0.70;width" smil:keyTimes="0;1"/>
                  <anim:animate smil:dur="1s" smil:fill="hold" smil:targetElement="id47" smil:attributeName="height" smil:values="height;height" smil:keyTimes="0;1"/>
                  <anim:transitionFilter smil:dur="1s" smil:targetElement="id47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draw:frame draw:style-name="gr2" draw:text-style-name="P24" draw:layer="layout" svg:width="7.874cm" svg:height="1.016cm" svg:x="0cm" svg:y="0.4cm">
          <draw:text-box>
            <text:p text:style-name="P23"><text:span text:style-name="T15">—</text:span><text:span text:style-name="T2">Cont</text:span><text:span text:style-name="T2">oh</text:span></text:p>
          </draw:text-box>
        </draw:frame>
        <draw:g>
          <draw:line draw:style-name="gr9" draw:text-style-name="P12" draw:layer="layout" svg:x1="21.75cm" svg:y1="2.042cm" svg:x2="21.75cm" svg:y2="9.56cm">
            <text:p/>
          </draw:line>
          <draw:frame draw:style-name="gr10" draw:text-style-name="P14" draw:layer="layout" svg:width="4.222cm" svg:height="2.384cm" svg:x="17.732cm" svg:y="1.746cm">
            <draw:text-box>
              <text:p text:style-name="P13"><text:span text:style-name="T12">URU</text:span><text:span text:style-name="T12">T </text:span></text:p>
              <text:p text:style-name="P13"><text:span text:style-name="T13">(</text:span><text:span text:style-name="T14">SO</text:span><text:span text:style-name="T14">RTE</text:span><text:span text:style-name="T14">D</text:span><text:span text:style-name="T13">)</text:span></text:p>
            </draw:text-box>
          </draw:frame>
          <draw:frame draw:style-name="gr10" draw:text-style-name="P14" draw:layer="layout" svg:width="4.79cm" svg:height="2.384cm" svg:x="21.632cm" svg:y="1.746cm">
            <draw:text-box>
              <text:p text:style-name="P13"><text:span text:style-name="T12">ACA</text:span><text:span text:style-name="T12">K </text:span></text:p>
              <text:p text:style-name="P13"><text:span text:style-name="T13">(UN</text:span><text:span text:style-name="T14">SOR</text:span><text:span text:style-name="T14">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6" draw:layer="layout" svg:width="2.032cm" svg:height="1.826cm" svg:x="7.112cm" svg:y="4.778cm">
          <draw:text-box>
            <text:p text:style-name="P25"><text:span text:style-name="T11">3</text:span></text:p>
          </draw:text-box>
        </draw:frame>
        <draw:frame draw:style-name="gr14" draw:text-style-name="P26" draw:layer="layout" svg:width="2.032cm" svg:height="1.826cm" svg:x="14.935cm" svg:y="4.662cm">
          <draw:text-box>
            <text:p text:style-name="P25"><text:span text:style-name="T11">5</text:span></text:p>
          </draw:text-box>
        </draw:frame>
        <draw:frame draw:style-name="gr14" draw:text-style-name="P26" draw:layer="layout" svg:width="2.032cm" svg:height="1.826cm" svg:x="18.796cm" svg:y="4.672cm">
          <draw:text-box>
            <text:p text:style-name="P25"><text:span text:style-name="T11">6</text:span></text:p>
          </draw:text-box>
        </draw:frame>
        <draw:frame draw:style-name="gr14" draw:text-style-name="P26" draw:layer="layout" svg:width="2.032cm" svg:height="1.826cm" svg:x="22.66cm" svg:y="12.757cm">
          <draw:text-box>
            <text:p text:style-name="P25"><text:span text:style-name="T11">2</text:span></text:p>
          </draw:text-box>
        </draw:frame>
        <draw:frame draw:style-name="gr14" draw:text-style-name="P26" draw:layer="layout" svg:width="2.032cm" svg:height="1.826cm" svg:x="3.302cm" svg:y="4.775cm">
          <draw:text-box>
            <text:p text:style-name="P25"><text:span text:style-name="T11">1</text:span></text:p>
          </draw:text-box>
        </draw:frame>
        <draw:frame draw:style-name="gr14" draw:text-style-name="P26" draw:layer="layout" svg:width="2.032cm" svg:height="1.826cm" svg:x="11.024cm" svg:y="4.778cm">
          <draw:text-box>
            <text:p text:style-name="P25"><text:span text:style-name="T11">4</text:span></text:p>
          </draw:text-box>
        </draw:frame>
        <draw:custom-shape draw:style-name="gr15" draw:text-style-name="P21" xml:id="id48" draw:id="id48" draw:layer="layout" svg:width="2.794cm" svg:height="2.794cm" svg:x="20.399cm" svg:y="7.214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22.5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025s" smil:fill="hold" smil:targetElement="id48" smil:attributeName="visibility" smil:to="visible"/>
                  <anim:transitionFilter smil:dur="0.5s" smil:targetElement="id48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draw:style-name="gr2" draw:text-style-name="P24" draw:layer="layout" svg:width="7.874cm" svg:height="1.016cm" svg:x="0cm" svg:y="0.4cm">
          <draw:text-box>
            <text:p text:style-name="P23"><text:span text:style-name="T15">—</text:span><text:span text:style-name="T2">Contoh</text:span></text:p>
          </draw:text-box>
        </draw:frame>
        <draw:g>
          <draw:line draw:style-name="gr9" draw:text-style-name="P12" draw:layer="layout" svg:x1="21.75cm" svg:y1="2.042cm" svg:x2="21.75cm" svg:y2="9.56cm">
            <text:p/>
          </draw:line>
          <draw:frame draw:style-name="gr10" draw:text-style-name="P14" draw:layer="layout" svg:width="4.222cm" svg:height="2.384cm" svg:x="17.7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21.6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6" draw:layer="layout" svg:width="2.032cm" svg:height="1.826cm" svg:x="7.112cm" svg:y="4.778cm">
          <draw:text-box>
            <text:p text:style-name="P25"><text:span text:style-name="T11">3</text:span></text:p>
          </draw:text-box>
        </draw:frame>
        <draw:frame draw:style-name="gr14" draw:text-style-name="P26" draw:layer="layout" svg:width="2.032cm" svg:height="1.826cm" svg:x="14.935cm" svg:y="4.662cm">
          <draw:text-box>
            <text:p text:style-name="P25"><text:span text:style-name="T11">5</text:span></text:p>
          </draw:text-box>
        </draw:frame>
        <draw:frame draw:style-name="gr14" draw:text-style-name="P26" draw:layer="layout" svg:width="2.032cm" svg:height="1.826cm" svg:x="22.606cm" svg:y="4.672cm">
          <draw:text-box>
            <text:p text:style-name="P25"><text:span text:style-name="T11">6</text:span></text:p>
          </draw:text-box>
        </draw:frame>
        <draw:frame draw:style-name="gr14" draw:text-style-name="P26" draw:layer="layout" svg:width="2.032cm" svg:height="1.826cm" svg:x="22.66cm" svg:y="12.757cm">
          <draw:text-box>
            <text:p text:style-name="P25"><text:span text:style-name="T11">2</text:span></text:p>
          </draw:text-box>
        </draw:frame>
        <draw:frame draw:style-name="gr14" draw:text-style-name="P26" draw:layer="layout" svg:width="2.032cm" svg:height="1.826cm" svg:x="3.302cm" svg:y="4.775cm">
          <draw:text-box>
            <text:p text:style-name="P25"><text:span text:style-name="T11">1</text:span></text:p>
          </draw:text-box>
        </draw:frame>
        <draw:frame draw:style-name="gr14" draw:text-style-name="P26" draw:layer="layout" svg:width="2.032cm" svg:height="1.826cm" svg:x="11.024cm" svg:y="4.778cm">
          <draw:text-box>
            <text:p text:style-name="P25"><text:span text:style-name="T11">4</text:span></text:p>
          </draw:text-box>
        </draw:frame>
        <draw:custom-shape draw:style-name="gr15" draw:text-style-name="P21" xml:id="id49" draw:id="id49" draw:layer="layout" svg:width="2.794cm" svg:height="2.794cm" svg:x="16.399cm" svg:y="7.214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22.5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025s" smil:fill="hold" smil:targetElement="id49" smil:attributeName="visibility" smil:to="visible"/>
                  <anim:transitionFilter smil:dur="0.5s" smil:targetElement="id49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draw:style-name="gr2" draw:text-style-name="P24" draw:layer="layout" svg:width="7.874cm" svg:height="1.016cm" svg:x="0cm" svg:y="0.4cm">
          <draw:text-box>
            <text:p text:style-name="P23"><text:span text:style-name="T15">—</text:span><text:span text:style-name="T2">Contoh</text:span></text:p>
          </draw:text-box>
        </draw:frame>
        <draw:g>
          <draw:line draw:style-name="gr9" draw:text-style-name="P12" draw:layer="layout" svg:x1="21.75cm" svg:y1="2.042cm" svg:x2="21.75cm" svg:y2="9.56cm">
            <text:p/>
          </draw:line>
          <draw:frame draw:style-name="gr10" draw:text-style-name="P14" draw:layer="layout" svg:width="4.222cm" svg:height="2.384cm" svg:x="17.7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21.6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6" draw:layer="layout" svg:width="2.032cm" svg:height="1.826cm" svg:x="7.112cm" svg:y="4.778cm">
          <draw:text-box>
            <text:p text:style-name="P25"><text:span text:style-name="T11">3</text:span></text:p>
          </draw:text-box>
        </draw:frame>
        <draw:frame draw:style-name="gr14" draw:text-style-name="P26" draw:layer="layout" svg:width="2.032cm" svg:height="1.826cm" svg:x="18.796cm" svg:y="4.662cm">
          <draw:text-box>
            <text:p text:style-name="P25"><text:span text:style-name="T11">5</text:span></text:p>
          </draw:text-box>
        </draw:frame>
        <draw:frame draw:style-name="gr14" draw:text-style-name="P26" draw:layer="layout" svg:width="2.032cm" svg:height="1.826cm" svg:x="22.606cm" svg:y="4.672cm">
          <draw:text-box>
            <text:p text:style-name="P25"><text:span text:style-name="T11">6</text:span></text:p>
          </draw:text-box>
        </draw:frame>
        <draw:frame draw:style-name="gr14" draw:text-style-name="P26" draw:layer="layout" svg:width="2.032cm" svg:height="1.826cm" svg:x="22.66cm" svg:y="12.757cm">
          <draw:text-box>
            <text:p text:style-name="P25"><text:span text:style-name="T11">2</text:span></text:p>
          </draw:text-box>
        </draw:frame>
        <draw:frame draw:style-name="gr14" draw:text-style-name="P26" draw:layer="layout" svg:width="2.032cm" svg:height="1.826cm" svg:x="3.302cm" svg:y="4.775cm">
          <draw:text-box>
            <text:p text:style-name="P25"><text:span text:style-name="T11">1</text:span></text:p>
          </draw:text-box>
        </draw:frame>
        <draw:frame draw:style-name="gr14" draw:text-style-name="P26" draw:layer="layout" svg:width="2.032cm" svg:height="1.826cm" svg:x="11.024cm" svg:y="4.778cm">
          <draw:text-box>
            <text:p text:style-name="P25"><text:span text:style-name="T11">4</text:span></text:p>
          </draw:text-box>
        </draw:frame>
        <draw:custom-shape draw:style-name="gr15" draw:text-style-name="P21" xml:id="id50" draw:id="id50" draw:layer="layout" svg:width="2.794cm" svg:height="2.794cm" svg:x="12.699cm" svg:y="7.214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22.5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025s" smil:fill="hold" smil:targetElement="id50" smil:attributeName="visibility" smil:to="visible"/>
                  <anim:transitionFilter smil:dur="0.5s" smil:targetElement="id50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frame draw:style-name="gr2" draw:text-style-name="P24" draw:layer="layout" svg:width="7.874cm" svg:height="1.016cm" svg:x="0cm" svg:y="0.4cm">
          <draw:text-box>
            <text:p text:style-name="P23"><text:span text:style-name="T15">—</text:span><text:span text:style-name="T2">Contoh</text:span></text:p>
          </draw:text-box>
        </draw:frame>
        <draw:g>
          <draw:line draw:style-name="gr9" draw:text-style-name="P12" draw:layer="layout" svg:x1="21.75cm" svg:y1="2.042cm" svg:x2="21.75cm" svg:y2="9.56cm">
            <text:p/>
          </draw:line>
          <draw:frame draw:style-name="gr10" draw:text-style-name="P14" draw:layer="layout" svg:width="4.222cm" svg:height="2.384cm" svg:x="17.7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21.6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6" draw:layer="layout" svg:width="2.032cm" svg:height="1.826cm" svg:x="7.112cm" svg:y="4.778cm">
          <draw:text-box>
            <text:p text:style-name="P25"><text:span text:style-name="T11">3</text:span></text:p>
          </draw:text-box>
        </draw:frame>
        <draw:frame draw:style-name="gr14" draw:text-style-name="P26" draw:layer="layout" svg:width="2.032cm" svg:height="1.826cm" svg:x="18.796cm" svg:y="4.662cm">
          <draw:text-box>
            <text:p text:style-name="P25"><text:span text:style-name="T11">5</text:span></text:p>
          </draw:text-box>
        </draw:frame>
        <draw:frame draw:style-name="gr14" draw:text-style-name="P26" draw:layer="layout" svg:width="2.032cm" svg:height="1.826cm" svg:x="22.606cm" svg:y="4.672cm">
          <draw:text-box>
            <text:p text:style-name="P25"><text:span text:style-name="T11">6</text:span></text:p>
          </draw:text-box>
        </draw:frame>
        <draw:frame draw:style-name="gr14" draw:text-style-name="P26" draw:layer="layout" svg:width="2.032cm" svg:height="1.826cm" svg:x="22.66cm" svg:y="12.757cm">
          <draw:text-box>
            <text:p text:style-name="P25"><text:span text:style-name="T11">2</text:span></text:p>
          </draw:text-box>
        </draw:frame>
        <draw:frame draw:style-name="gr14" draw:text-style-name="P26" draw:layer="layout" svg:width="2.032cm" svg:height="1.826cm" svg:x="3.302cm" svg:y="4.775cm">
          <draw:text-box>
            <text:p text:style-name="P25"><text:span text:style-name="T11">1</text:span></text:p>
          </draw:text-box>
        </draw:frame>
        <draw:frame draw:style-name="gr14" draw:text-style-name="P26" draw:layer="layout" svg:width="2.032cm" svg:height="1.826cm" svg:x="14.935cm" svg:y="4.778cm">
          <draw:text-box>
            <text:p text:style-name="P25"><text:span text:style-name="T11">4</text:span></text:p>
          </draw:text-box>
        </draw:frame>
        <draw:custom-shape draw:style-name="gr15" draw:text-style-name="P21" xml:id="id51" draw:id="id51" draw:layer="layout" svg:width="2.794cm" svg:height="2.794cm" svg:x="8.699cm" svg:y="7.214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22.5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025s" smil:fill="hold" smil:targetElement="id51" smil:attributeName="visibility" smil:to="visible"/>
                  <anim:transitionFilter smil:dur="0.5s" smil:targetElement="id51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frame draw:style-name="gr2" draw:text-style-name="P24" draw:layer="layout" svg:width="7.874cm" svg:height="1.016cm" svg:x="0cm" svg:y="0.4cm">
          <draw:text-box>
            <text:p text:style-name="P23"><text:span text:style-name="T15">—</text:span><text:span text:style-name="T2">Contoh</text:span></text:p>
          </draw:text-box>
        </draw:frame>
        <draw:g>
          <draw:line draw:style-name="gr9" draw:text-style-name="P12" draw:layer="layout" svg:x1="21.75cm" svg:y1="2.042cm" svg:x2="21.75cm" svg:y2="9.56cm">
            <text:p/>
          </draw:line>
          <draw:frame draw:style-name="gr10" draw:text-style-name="P14" draw:layer="layout" svg:width="4.222cm" svg:height="2.384cm" svg:x="17.7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21.6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6" draw:layer="layout" svg:width="2.032cm" svg:height="1.826cm" svg:x="11.024cm" svg:y="4.778cm">
          <draw:text-box>
            <text:p text:style-name="P25"><text:span text:style-name="T11">3</text:span></text:p>
          </draw:text-box>
        </draw:frame>
        <draw:frame draw:style-name="gr14" draw:text-style-name="P26" draw:layer="layout" svg:width="2.032cm" svg:height="1.826cm" svg:x="18.796cm" svg:y="4.662cm">
          <draw:text-box>
            <text:p text:style-name="P25"><text:span text:style-name="T11">5</text:span></text:p>
          </draw:text-box>
        </draw:frame>
        <draw:frame draw:style-name="gr14" draw:text-style-name="P26" draw:layer="layout" svg:width="2.032cm" svg:height="1.826cm" svg:x="22.606cm" svg:y="4.672cm">
          <draw:text-box>
            <text:p text:style-name="P25"><text:span text:style-name="T11">6</text:span></text:p>
          </draw:text-box>
        </draw:frame>
        <draw:frame draw:style-name="gr14" draw:text-style-name="P26" draw:layer="layout" svg:width="2.032cm" svg:height="1.826cm" svg:x="22.66cm" svg:y="12.757cm">
          <draw:text-box>
            <text:p text:style-name="P25"><text:span text:style-name="T11">2</text:span></text:p>
          </draw:text-box>
        </draw:frame>
        <draw:frame draw:style-name="gr14" draw:text-style-name="P26" draw:layer="layout" svg:width="2.032cm" svg:height="1.826cm" svg:x="3.302cm" svg:y="4.775cm">
          <draw:text-box>
            <text:p text:style-name="P25"><text:span text:style-name="T11">1</text:span></text:p>
          </draw:text-box>
        </draw:frame>
        <draw:frame draw:style-name="gr14" draw:text-style-name="P26" draw:layer="layout" svg:width="2.032cm" svg:height="1.826cm" svg:x="14.935cm" svg:y="4.778cm">
          <draw:text-box>
            <text:p text:style-name="P25"><text:span text:style-name="T11">4</text:span></text:p>
          </draw:text-box>
        </draw:frame>
        <draw:custom-shape draw:style-name="gr15" draw:text-style-name="P21" xml:id="id52" draw:id="id52" draw:layer="layout" svg:width="2.794cm" svg:height="2.794cm" svg:x="4.899cm" svg:y="7.214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22.5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025s" smil:fill="hold" smil:targetElement="id52" smil:attributeName="visibility" smil:to="visible"/>
                  <anim:transitionFilter smil:dur="0.5s" smil:targetElement="id52" smil:type="pinWheelWipe" smil:subtype="oneBl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1.svm" xlink:type="simple" xlink:show="embed" xlink:actuate="onLoad"/>
        </draw:frame>
        <draw:frame draw:style-name="gr2" draw:text-style-name="P24" draw:layer="layout" svg:width="7.874cm" svg:height="1.016cm" svg:x="0cm" svg:y="0.4cm">
          <draw:text-box>
            <text:p text:style-name="P23"><text:span text:style-name="T15">—</text:span><text:span text:style-name="T2">Contoh</text:span></text:p>
          </draw:text-box>
        </draw:frame>
        <draw:g>
          <draw:line draw:style-name="gr9" draw:text-style-name="P12" draw:layer="layout" svg:x1="21.75cm" svg:y1="2.042cm" svg:x2="21.75cm" svg:y2="9.56cm">
            <text:p/>
          </draw:line>
          <draw:frame draw:style-name="gr10" draw:text-style-name="P14" draw:layer="layout" svg:width="4.222cm" svg:height="2.384cm" svg:x="17.7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21.6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6" draw:layer="layout" svg:width="2.032cm" svg:height="1.826cm" svg:x="11.024cm" svg:y="4.778cm">
          <draw:text-box>
            <text:p text:style-name="P25"><text:span text:style-name="T11">3</text:span></text:p>
          </draw:text-box>
        </draw:frame>
        <draw:frame draw:style-name="gr14" draw:text-style-name="P26" draw:layer="layout" svg:width="2.032cm" svg:height="1.826cm" svg:x="18.796cm" svg:y="4.662cm">
          <draw:text-box>
            <text:p text:style-name="P25"><text:span text:style-name="T11">5</text:span></text:p>
          </draw:text-box>
        </draw:frame>
        <draw:frame draw:style-name="gr14" draw:text-style-name="P26" draw:layer="layout" svg:width="2.032cm" svg:height="1.826cm" svg:x="22.606cm" svg:y="4.672cm">
          <draw:text-box>
            <text:p text:style-name="P25"><text:span text:style-name="T11">6</text:span></text:p>
          </draw:text-box>
        </draw:frame>
        <draw:frame draw:style-name="gr14" draw:text-style-name="P26" draw:layer="layout" svg:width="2.032cm" svg:height="1.826cm" svg:x="7.175cm" svg:y="4.832cm">
          <draw:text-box>
            <text:p text:style-name="P25"><text:span text:style-name="T11">2</text:span></text:p>
          </draw:text-box>
        </draw:frame>
        <draw:frame draw:style-name="gr14" draw:text-style-name="P26" draw:layer="layout" svg:width="2.032cm" svg:height="1.826cm" svg:x="3.302cm" svg:y="4.775cm">
          <draw:text-box>
            <text:p text:style-name="P25"><text:span text:style-name="T11">1</text:span></text:p>
          </draw:text-box>
        </draw:frame>
        <draw:frame draw:style-name="gr14" draw:text-style-name="P26" draw:layer="layout" svg:width="2.032cm" svg:height="1.826cm" svg:x="14.935cm" svg:y="4.778cm">
          <draw:text-box>
            <text:p text:style-name="P25"><text:span text:style-name="T11">4</text:span></text:p>
          </draw:text-box>
        </draw:frame>
        <draw:custom-shape draw:style-name="gr15" draw:text-style-name="P21" draw:layer="layout" svg:width="2.794cm" svg:height="2.794cm" svg:x="4.899cm" svg:y="7.214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7" draw:layer="layout" svg:width="2.032cm" svg:height="2.032cm" svg:x="7.112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standard" draw:layer="layout" svg:width="23.278cm" svg:height="4.043cm" svg:x="2.361cm" svg:y="3.5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2.svm" xlink:type="simple" xlink:show="embed" xlink:actuate="onLoad"/>
        </draw:frame>
        <draw:frame draw:style-name="gr2" draw:text-style-name="P24" draw:layer="layout" svg:width="7.874cm" svg:height="1.016cm" svg:x="0cm" svg:y="0.4cm">
          <draw:text-box>
            <text:p text:style-name="P23"><text:span text:style-name="T15">—</text:span><text:span text:style-name="T2">Contoh</text:span></text:p>
          </draw:text-box>
        </draw:frame>
        <draw:g>
          <draw:line draw:style-name="gr9" draw:text-style-name="P12" draw:layer="layout" svg:x1="25.65cm" svg:y1="2.042cm" svg:x2="25.65cm" svg:y2="9.56cm">
            <text:p/>
          </draw:line>
          <draw:frame draw:style-name="gr10" draw:text-style-name="P14" draw:layer="layout" svg:width="4.222cm" svg:height="2.384cm" svg:x="21.632cm" svg:y="1.746cm">
            <draw:text-box>
              <text:p text:style-name="P13"><text:span text:style-name="T12">URUT </text:span></text:p>
              <text:p text:style-name="P13"><text:span text:style-name="T13">(</text:span><text:span text:style-name="T14">SORTED</text:span><text:span text:style-name="T13">)</text:span></text:p>
            </draw:text-box>
          </draw:frame>
          <draw:frame draw:style-name="gr10" draw:text-style-name="P14" draw:layer="layout" svg:width="4.79cm" svg:height="2.384cm" svg:x="25.532cm" svg:y="1.746cm">
            <draw:text-box>
              <text:p text:style-name="P13"><text:span text:style-name="T12">ACAK </text:span></text:p>
              <text:p text:style-name="P13"><text:span text:style-name="T13">(UN</text:span><text:span text:style-name="T14">SORTED</text:span><text:span text:style-name="T13">)</text:span></text:p>
            </draw:text-box>
          </draw:frame>
        </draw:g>
        <draw:frame draw:style-name="gr16" draw:text-style-name="P18" draw:layer="layout" svg:width="0.502cm" svg:height="1.187cm" svg:x="10.414cm" svg:y="9.906cm">
          <draw:text-box>
            <text:p/>
          </draw:text-box>
        </draw:frame>
        <draw:frame draw:style-name="gr13" draw:text-style-name="P26" draw:layer="layout" svg:width="2.032cm" svg:height="1.826cm" svg:x="11.024cm" svg:y="4.778cm">
          <draw:text-box>
            <text:p text:style-name="P25"><text:span text:style-name="T11">3</text:span></text:p>
          </draw:text-box>
        </draw:frame>
        <draw:frame draw:style-name="gr14" draw:text-style-name="P26" draw:layer="layout" svg:width="2.032cm" svg:height="1.826cm" svg:x="18.796cm" svg:y="4.662cm">
          <draw:text-box>
            <text:p text:style-name="P25"><text:span text:style-name="T11">5</text:span></text:p>
          </draw:text-box>
        </draw:frame>
        <draw:frame draw:style-name="gr14" draw:text-style-name="P26" draw:layer="layout" svg:width="2.032cm" svg:height="1.826cm" svg:x="22.606cm" svg:y="4.672cm">
          <draw:text-box>
            <text:p text:style-name="P25"><text:span text:style-name="T11">6</text:span></text:p>
          </draw:text-box>
        </draw:frame>
        <draw:frame draw:style-name="gr14" draw:text-style-name="P26" draw:layer="layout" svg:width="2.032cm" svg:height="1.826cm" svg:x="7.175cm" svg:y="4.832cm">
          <draw:text-box>
            <text:p text:style-name="P25"><text:span text:style-name="T11">2</text:span></text:p>
          </draw:text-box>
        </draw:frame>
        <draw:frame draw:style-name="gr14" draw:text-style-name="P26" draw:layer="layout" svg:width="2.032cm" svg:height="1.826cm" svg:x="3.302cm" svg:y="4.775cm">
          <draw:text-box>
            <text:p text:style-name="P25"><text:span text:style-name="T11">1</text:span></text:p>
          </draw:text-box>
        </draw:frame>
        <draw:frame draw:style-name="gr14" draw:text-style-name="P26" draw:layer="layout" svg:width="2.032cm" svg:height="1.826cm" svg:x="14.935cm" svg:y="4.778cm">
          <draw:text-box>
            <text:p text:style-name="P25"><text:span text:style-name="T11">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rima Kasih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family-generic="swiss"/>
    <style:font-face style:name="Manjari" svg:font-family="Manj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9T01:54:30.742073111</meta:creation-date>
    <dc:date>2020-03-30T01:52:23.725280249</dc:date>
    <meta:editing-duration>PT3H25M38S</meta:editing-duration>
    <meta:editing-cycles>90</meta:editing-cycles>
    <meta:generator>LibreOffice/6.4.2.2$Linux_X86_64 LibreOffice_project/4e471d8c02c9c90f512f7f9ead8875b57fcb1ec3</meta:generator>
    <meta:document-statistic meta:object-count="581"/>
  </office:meta>
</office:document-meta>
</file>